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Thumbnails/thumbnail.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fo:border="thin solid #000000"/>
      <style:text-properties fo:font-style="italic" style:font-style-asian="italic" style:font-style-complex="italic"/>
    </style:style>
    <style:style style:name="ce6" style:family="table-cell" style:parent-style-name="Default" style:data-style-name="N0">
      <style:table-cell-properties fo:border="thin solid #000000" style:vertical-align="middle" fo:wrap-option="wrap"/>
    </style:style>
    <style:style style:name="ce7" style:family="table-cell" style:parent-style-name="Default" style:data-style-name="N0">
      <style:table-cell-properties fo:border="thin solid #000000" style:vertical-align="middle" fo:wrap-option="wrap"/>
    </style:style>
    <style:style style:name="ce8" style:family="table-cell" style:parent-style-name="Default" style:data-style-name="N0"/>
    <style:style style:name="ce9" style:family="table-cell" style:parent-style-name="Default" style:data-style-name="N0">
      <style:table-cell-properties fo:border="thin solid #000000" style:vertical-align="middle" fo:wrap-option="wrap"/>
    </style:style>
    <style:style style:name="ce10" style:family="table-cell" style:parent-style-name="Default" style:data-style-name="N0">
      <style:table-cell-properties fo:border="thin solid #000000" style:vertical-align="middle" fo:wrap-option="wrap"/>
      <style:text-properties fo:color="#000000"/>
    </style:style>
    <style:style style:name="ce11" style:family="table-cell" style:parent-style-name="Default" style:data-style-name="N0"/>
    <style:style style:name="ce12" style:family="table-cell" style:parent-style-name="Default" style:data-style-name="N0">
      <style:table-cell-properties fo:border="thin solid #000000" style:vertical-align="middle" fo:wrap-option="wrap"/>
    </style:style>
    <style:style style:name="ce13" style:family="table-cell" style:parent-style-name="Default" style:data-style-name="N0">
      <style:table-cell-properties fo:border="thin solid #000000"/>
      <style:text-properties fo:font-style="italic" style:font-style-asian="italic" style:font-style-complex="italic"/>
    </style:style>
    <style:style style:name="ce14" style:family="table-cell" style:parent-style-name="Default" style:data-style-name="N0">
      <style:table-cell-properties fo:background-color="transparent"/>
    </style:style>
    <style:style style:name="ce15" style:family="table-cell" style:parent-style-name="Default" style:data-style-name="N0">
      <style:table-cell-properties fo:border="thin solid #000000" style:vertical-align="middle" fo:wrap-option="wrap" fo:background-color="transparent"/>
    </style:style>
    <style:style style:name="ce16" style:family="table-cell" style:parent-style-name="Default" style:data-style-name="N0">
      <style:table-cell-properties fo:background-color="transparent"/>
      <style:text-properties fo:font-weight="bold" style:font-weight-asian="bold" style:font-weight-complex="bold"/>
    </style:style>
    <style:style style:name="ce17"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font-weight="bold" style:font-weight-asian="bold" style:font-weight-complex="bold"/>
    </style:style>
    <style:style style:name="ce18" style:family="table-cell" style:parent-style-name="Default" style:data-style-name="N0">
      <style:table-cell-properties fo:border-top="none" fo:border-bottom="none" fo:border-left="thin solid #000000" fo:border-right="thin solid #000000" style:vertical-align="middle" fo:wrap-option="wrap" fo:background-color="transparent"/>
    </style:style>
    <style:style style:name="ce19" style:family="table-cell" style:parent-style-name="Default" style:data-style-name="N0">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20" style:family="table-cell" style:parent-style-name="Default" style:data-style-name="N0">
      <style:table-cell-properties fo:background-color="transparent"/>
      <style:text-properties fo:font-size="14pt" style:font-size-asian="14pt" style:font-size-complex="14pt"/>
    </style:style>
    <style:style style:name="ce21" style:family="table-cell" style:parent-style-name="Default" style:data-style-name="N0">
      <style:table-cell-properties fo:background-color="transparent"/>
      <style:text-properties fo:font-size="14pt" style:font-size-asian="14pt" style:font-size-complex="14pt" fo:font-weight="bold" style:font-weight-asian="bold" style:font-weight-complex="bold"/>
    </style:style>
    <style:style style:name="ce22" style:family="table-cell" style:parent-style-name="Default" style:data-style-name="N0">
      <style:table-cell-properties fo:background-color="#E7E6E6"/>
      <style:text-properties fo:font-size="14pt" style:font-size-asian="14pt" style:font-size-complex="14pt" fo:font-weight="bold" style:font-weight-asian="bold" style:font-weight-complex="bold"/>
    </style:style>
    <style:style style:name="ce23" style:family="table-cell" style:parent-style-name="Default" style:data-style-name="N0">
      <style:table-cell-properties fo:border-top="none" fo:border-bottom="thin solid #000000" fo:border-left="thin solid #000000" fo:border-right="thin solid #000000" style:vertical-align="automatic" fo:background-color="#E7E6E6" style:repeat-content="false"/>
      <style:paragraph-properties fo:text-align="start" fo:margin-left="0cm"/>
      <style:text-properties fo:font-size="14pt" style:font-size-asian="14pt" style:font-size-complex="14pt" fo:font-weight="bold" style:font-weight-asian="bold" style:font-weight-complex="bold"/>
    </style:style>
    <style:style style:name="ce24" style:family="table-cell" style:parent-style-name="Default" style:data-style-name="N0">
      <style:table-cell-properties fo:border-top="none" fo:border-bottom="thin solid #000000" fo:border-left="thin solid #000000" fo:border-right="thin solid #000000" fo:background-color="#E7E6E6"/>
      <style:text-properties fo:font-size="14pt" style:font-size-asian="14pt" style:font-size-complex="14pt" fo:font-weight="bold" style:font-weight-asian="bold" style:font-weight-complex="bold"/>
    </style:style>
    <style:style style:name="ce25" style:family="table-cell" style:parent-style-name="Default" style:data-style-name="N0">
      <style:table-cell-properties fo:border-top="none" fo:border-bottom="thin solid #000000" fo:border-left="thin solid #000000" fo:border-right="thin solid #000000" fo:background-color="#E7E6E6"/>
      <style:text-properties fo:font-size="14pt" style:font-size-asian="14pt" style:font-size-complex="14pt" fo:font-style="italic" style:font-style-asian="italic" style:font-style-complex="italic"/>
    </style:style>
    <style:style style:name="ce26" style:family="table-cell" style:parent-style-name="Default" style:data-style-name="N0">
      <style:table-cell-properties style:vertical-align="middle" fo:wrap-option="wrap" fo:background-color="#E7E6E6"/>
      <style:text-properties fo:font-size="14pt" style:font-size-asian="14pt" style:font-size-complex="14pt"/>
    </style:style>
    <style:style style:name="ce27" style:family="table-cell" style:parent-style-name="Default" style:data-style-name="N0">
      <style:table-cell-properties fo:border="thin solid #000000" style:vertical-align="middle" fo:wrap-option="wrap" fo:background-color="#E7E6E6" style:repeat-content="false"/>
      <style:paragraph-properties fo:text-align="start" fo:margin-left="0cm"/>
      <style:text-properties fo:font-size="14pt" style:font-size-asian="14pt" style:font-size-complex="14pt" fo:font-weight="bold" style:font-weight-asian="bold" style:font-weight-complex="bold"/>
    </style:style>
    <style:style style:name="ce28" style:family="table-cell" style:parent-style-name="Default" style:data-style-name="N0">
      <style:table-cell-properties fo:border="thin solid #000000" style:vertical-align="middle" fo:wrap-option="wrap" fo:background-color="#E7E6E6"/>
      <style:text-properties fo:font-size="14pt" style:font-size-asian="14pt" style:font-size-complex="14pt" fo:font-weight="bold" style:font-weight-asian="bold" style:font-weight-complex="bold"/>
    </style:style>
    <style:style style:name="ce29" style:family="table-cell" style:parent-style-name="Default" style:data-style-name="N0">
      <style:table-cell-properties fo:border="thin solid #000000" style:vertical-align="middle" fo:wrap-option="wrap" fo:background-color="#E7E6E6"/>
      <style:text-properties fo:color="#000000" fo:font-size="14pt" style:font-size-asian="14pt" style:font-size-complex="14pt"/>
    </style:style>
    <style:style style:name="ce30" style:family="table-cell" style:parent-style-name="Default" style:data-style-name="N0">
      <style:table-cell-properties fo:border="thin solid #000000" fo:background-color="#E7E6E6"/>
      <style:text-properties fo:font-size="14pt" style:font-size-asian="14pt" style:font-size-complex="14pt" fo:font-style="italic" style:font-style-asian="italic" style:font-style-complex="italic"/>
    </style:style>
    <style:style style:name="ce31" style:family="table-cell" style:parent-style-name="Default" style:data-style-name="N0">
      <style:table-cell-properties fo:border="thin solid #000000" style:vertical-align="middle" fo:wrap-option="wrap" fo:background-color="#E7E6E6"/>
      <style:text-properties fo:font-size="14pt" style:font-size-asian="14pt" style:font-size-complex="14pt"/>
    </style:style>
    <style:style style:name="ce32" style:family="table-cell" style:parent-style-name="Default" style:data-style-name="N0">
      <style:table-cell-properties fo:border-top="thin solid #000000" fo:border-bottom="thin solid #000000" fo:border-left="thin solid #000000" fo:border-right="none" style:vertical-align="middle" fo:wrap-option="wrap" fo:background-color="#E7E6E6" style:repeat-content="false"/>
      <style:paragraph-properties fo:text-align="start" fo:margin-left="0cm"/>
      <style:text-properties fo:font-size="14pt" style:font-size-asian="14pt" style:font-size-complex="14pt" fo:font-weight="bold" style:font-weight-asian="bold" style:font-weight-complex="bold"/>
    </style:style>
    <style:style style:name="ce33" style:family="table-cell" style:parent-style-name="Default" style:data-style-name="N0">
      <style:table-cell-properties fo:border-top="thin solid #000000" fo:border-bottom="thin solid #000000" fo:border-left="none" fo:border-right="none" style:vertical-align="middle" fo:wrap-option="wrap" fo:background-color="#E7E6E6"/>
      <style:text-properties fo:font-size="14pt" style:font-size-asian="14pt" style:font-size-complex="14pt" fo:font-weight="bold" style:font-weight-asian="bold" style:font-weight-complex="bold"/>
    </style:style>
    <style:style style:name="ce34" style:family="table-cell" style:parent-style-name="Default" style:data-style-name="N0">
      <style:table-cell-properties fo:border-top="thin solid #000000" fo:border-bottom="thin solid #000000" fo:border-left="none" fo:border-right="thin solid #000000" style:vertical-align="middle" fo:wrap-option="wrap" fo:background-color="#E7E6E6"/>
      <style:text-properties fo:font-size="14pt" style:font-size-asian="14pt" style:font-size-complex="14pt" fo:font-weight="bold" style:font-weight-asian="bold" style:font-weight-complex="bold"/>
    </style:style>
    <style:style style:name="ce35" style:family="table-cell" style:parent-style-name="Default" style:data-style-name="N0">
      <style:table-cell-properties style:vertical-align="automatic" fo:background-color="transparent"/>
    </style:style>
    <style:style style:name="ce36" style:family="table-cell" style:parent-style-name="Default" style:data-style-name="N0">
      <style:text-properties fo:font-style="italic" style:font-style-asian="italic" style:font-style-complex="italic"/>
    </style:style>
    <style:style style:name="ce37" style:family="table-cell" style:parent-style-name="Default" style:data-style-name="N0">
      <style:table-cell-properties style:vertical-align="middle" style:repeat-content="false"/>
      <style:paragraph-properties fo:text-align="start" fo:margin-left="0cm"/>
      <style:text-properties fo:font-size="20pt" style:font-size-asian="20pt" style:font-size-complex="20pt"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fo:border="thin solid #000000" style:vertical-align="middle" fo:wrap-option="wrap" fo:background-color="transparent"/>
    </style:style>
    <style:style style:name="ce40" style:family="table-cell" style:parent-style-name="Default" style:data-style-name="N0">
      <style:table-cell-properties fo:background-color="transparent"/>
      <style:text-properties fo:font-size="14pt" style:font-size-asian="14pt" style:font-size-complex="14pt"/>
    </style:style>
    <style:style style:name="ce41" style:family="table-cell" style:parent-style-name="Default" style:data-style-name="N0">
      <style:table-cell-properties fo:border-top="none" fo:border-bottom="none" fo:border-left="thin solid #000000" fo:border-right="none" fo:background-color="#E7E6E6"/>
      <style:text-properties fo:font-size="14pt" style:font-size-asian="14pt" style:font-size-complex="14pt" fo:font-weight="bold" style:font-weight-asian="bold" style:font-weight-complex="bold"/>
    </style:style>
    <style:style style:name="ce42" style:family="table-cell" style:parent-style-name="Default" style:data-style-name="N0">
      <style:table-cell-properties fo:border-top="thin solid #000000" fo:border-bottom="none" fo:border-left="thin solid #000000" fo:border-right="thin solid #000000" style:vertical-align="automatic" fo:background-color="#BFBFBF" style:repeat-content="false"/>
      <style:paragraph-properties fo:text-align="start" fo:margin-left="0cm"/>
      <style:text-properties fo:font-size="14pt" style:font-size-asian="14pt" style:font-size-complex="14pt" fo:font-weight="bold" style:font-weight-asian="bold" style:font-weight-complex="bold"/>
    </style:style>
    <style:style style:name="ce43" style:family="table-cell" style:parent-style-name="Default" style:data-style-name="N0">
      <style:table-cell-properties fo:border-top="thin solid #000000" fo:border-bottom="none" fo:border-left="thin solid #000000" fo:border-right="thin solid #000000" fo:background-color="#BFBFBF"/>
      <style:text-properties fo:font-size="14pt" style:font-size-asian="14pt" style:font-size-complex="14pt" fo:font-weight="bold" style:font-weight-asian="bold" style:font-weight-complex="bold"/>
    </style:style>
    <style:style style:name="ce44" style:family="table-cell" style:parent-style-name="Default" style:data-style-name="N0">
      <style:table-cell-properties style:vertical-align="middle" fo:wrap-option="wrap"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45" style:family="table-cell" style:parent-style-name="Default" style:data-style-name="N0">
      <style:table-cell-properties fo:border="thin solid #000000" style:vertical-align="top" fo:wrap-option="wrap" style:repeat-content="false"/>
      <style:paragraph-properties fo:text-align="start" fo:margin-left="0cm"/>
    </style:style>
    <style:style style:name="ce46" style:family="table-cell" style:parent-style-name="Default" style:data-style-name="N0">
      <style:table-cell-properties fo:border="thin solid #000000" style:vertical-align="top" fo:wrap-option="wrap" fo:background-color="#E7E6E6" style:repeat-content="false"/>
      <style:paragraph-properties fo:text-align="start" fo:margin-left="0cm"/>
      <style:text-properties fo:font-size="14pt" style:font-size-asian="14pt" style:font-size-complex="14pt"/>
    </style:style>
    <style:style style:name="ce47" style:family="table-cell" style:parent-style-name="Default" style:data-style-name="N0">
      <style:table-cell-properties style:vertical-align="top" fo:wrap-option="wrap" style:repeat-content="false"/>
      <style:paragraph-properties fo:text-align="start" fo:margin-left="0cm"/>
    </style:style>
    <style:style style:name="ce48" style:family="table-cell" style:parent-style-name="Default" style:data-style-name="N0">
      <style:table-cell-properties fo:border-top="thin solid #000000" fo:border-bottom="none" fo:border-left="thin solid #000000" fo:border-right="thin solid #000000" style:vertical-align="top" fo:wrap-option="wrap" fo:background-color="#BFBFBF" style:repeat-content="false"/>
      <style:paragraph-properties fo:text-align="start" fo:margin-left="0cm"/>
      <style:text-properties fo:font-size="14pt" style:font-size-asian="14pt" style:font-size-complex="14pt" fo:font-weight="bold" style:font-weight-asian="bold" style:font-weight-complex="bold"/>
    </style:style>
    <style:style style:name="ce49" style:family="table-cell" style:parent-style-name="Default" style:data-style-name="N0">
      <style:table-cell-properties fo:border-top="none" fo:border-bottom="thin solid #000000" fo:border-left="thin solid #000000" fo:border-right="thin solid #000000" style:vertical-align="top" fo:wrap-option="wrap" fo:background-color="#E7E6E6" style:repeat-content="false"/>
      <style:paragraph-properties fo:text-align="start" fo:margin-left="0cm"/>
      <style:text-properties fo:font-size="14pt" style:font-size-asian="14pt" style:font-size-complex="14pt"/>
    </style:style>
    <style:style style:name="ce50" style:family="table-cell" style:parent-style-name="Good" style:data-style-name="N0">
      <style:table-cell-properties fo:border-top="none" fo:border-bottom="thin solid #006100" fo:border-left="none" fo:border-right="none" fo:background-color="#C6EFCE"/>
      <style:text-properties fo:color="#006100" fo:font-weight="bold" style:font-weight-asian="bold" style:font-weight-complex="bold"/>
    </style:style>
    <style:style style:name="ce51" style:family="table-cell" style:parent-style-name="Default" style:data-style-name="N0">
      <style:table-cell-properties fo:border-top="none" fo:border-bottom="thin solid #006100" fo:border-left="none" fo:border-right="none" style:vertical-align="automatic" fo:background-color="transparent" style:repeat-content="false"/>
      <style:paragraph-properties fo:text-align="start" fo:margin-left="0cm"/>
      <style:text-properties fo:font-weight="bold" style:font-weight-asian="bold" style:font-weight-complex="bold"/>
    </style:style>
    <style:style style:name="ce52" style:family="table-cell" style:parent-style-name="Default" style:data-style-name="N0">
      <style:table-cell-properties fo:border-top="none" fo:border-bottom="thin solid #006100" fo:border-left="none" fo:border-right="none"/>
    </style:style>
    <style:style style:name="ce53" style:family="table-cell" style:parent-style-name="Good" style:data-style-name="N0">
      <style:table-cell-properties fo:border-top="thin solid #006100" fo:border-bottom="thin solid #006100" fo:border-left="none" fo:border-right="thin solid #006100" fo:background-color="#C6EFCE"/>
      <style:text-properties fo:color="#006100" fo:font-weight="bold" style:font-weight-asian="bold" style:font-weight-complex="bold"/>
    </style:style>
    <style:style style:name="ce54" style:family="table-cell" style:parent-style-name="Good" style:data-style-name="N0">
      <style:table-cell-properties fo:border-top="thin solid #006100" fo:border-bottom="thin solid #006100" fo:border-left="thin solid #006100" fo:border-right="none" style:vertical-align="automatic" fo:background-color="#C6EFCE" style:repeat-content="false"/>
      <style:paragraph-properties fo:text-align="start" fo:margin-left="0cm"/>
      <style:text-properties fo:color="#006100" fo:font-weight="bold" style:font-weight-asian="bold" style:font-weight-complex="bold"/>
    </style:style>
    <style:style style:name="ce55" style:family="table-cell" style:parent-style-name="Default" style:data-style-name="N0">
      <style:table-cell-properties fo:border="thin solid #000000" style:vertical-align="middle" fo:wrap-option="wrap" fo:background-color="#E7E6E6"/>
      <style:text-properties fo:color="#000000" fo:font-size="14pt" style:font-size-asian="14pt" style:font-size-complex="14pt" fo:font-weight="bold" style:font-weight-asian="bold" style:font-weight-complex="bold"/>
    </style:style>
    <style:style style:name="ce56" style:family="table-cell" style:parent-style-name="Default" style:data-style-name="N0">
      <style:table-cell-properties fo:border="thin solid #000000" style:vertical-align="middle" fo:background-color="#E7E6E6"/>
      <style:text-properties fo:font-size="14pt" style:font-size-asian="14pt" style:font-size-complex="14pt" fo:font-weight="bold" style:font-weight-asian="bold" style:font-weight-complex="bold"/>
    </style:style>
    <style:style style:name="ce57" style:family="table-cell" style:parent-style-name="Default" style:data-style-name="N0">
      <style:table-cell-properties fo:border-top="none" fo:border-bottom="thin double #000000" fo:border-left="thin solid #000000" fo:border-right="thin solid #000000" style:vertical-align="automatic" fo:background-color="#BFBFBF" style:repeat-content="false"/>
      <style:paragraph-properties fo:text-align="start" fo:margin-left="0cm"/>
      <style:text-properties fo:font-size="14pt" style:font-size-asian="14pt" style:font-size-complex="14pt" fo:font-weight="bold" style:font-weight-asian="bold" style:font-weight-complex="bold"/>
    </style:style>
    <style:style style:name="ce58" style:family="table-cell" style:parent-style-name="Default" style:data-style-name="N0">
      <style:table-cell-properties fo:border-top="none" fo:border-bottom="thin double #000000" fo:border-left="thin solid #000000" fo:border-right="thin solid #000000" fo:background-color="#BFBFBF"/>
      <style:text-properties fo:font-size="14pt" style:font-size-asian="14pt" style:font-size-complex="14pt" fo:font-weight="bold" style:font-weight-asian="bold" style:font-weight-complex="bold"/>
    </style:style>
    <style:style style:name="ce59" style:family="table-cell" style:parent-style-name="Default" style:data-style-name="N0">
      <style:table-cell-properties fo:border-top="none" fo:border-bottom="thin double #000000" fo:border-left="thin solid #000000" fo:border-right="thin solid #000000" fo:background-color="#BFBFBF"/>
      <style:text-properties fo:font-size="14pt" style:font-size-asian="14pt" style:font-size-complex="14pt"/>
    </style:style>
    <style:style style:name="ce60" style:family="table-cell" style:parent-style-name="Default" style:data-style-name="N0">
      <style:table-cell-properties fo:border-top="none" fo:border-bottom="thin double #000000" fo:border-left="thin solid #000000" fo:border-right="thin solid #000000" fo:background-color="#BFBFBF"/>
      <style:text-properties fo:font-size="14pt" style:font-size-asian="14pt" style:font-size-complex="14pt" fo:font-style="italic" style:font-style-asian="italic" style:font-style-complex="italic"/>
    </style:style>
    <style:style style:name="ce61" style:family="table-cell" style:parent-style-name="Default" style:data-style-name="N0">
      <style:table-cell-properties fo:border-top="none" fo:border-bottom="thin double #000000" fo:border-left="thin solid #000000" fo:border-right="thin solid #000000" style:vertical-align="top" fo:wrap-option="wrap" fo:background-color="#BFBFBF" style:repeat-content="false"/>
      <style:paragraph-properties fo:text-align="start" fo:margin-left="0cm"/>
      <style:text-properties fo:font-size="14pt" style:font-size-asian="14pt" style:font-size-complex="14pt"/>
    </style:style>
    <style:style style:name="ce62" style:family="table-cell" style:parent-style-name="Default" style:data-style-name="N0"/>
    <style:style style:name="ce63" style:family="table-cell" style:parent-style-name="Default" style:data-style-name="N0">
      <style:table-cell-properties style:vertical-align="top" style:repeat-content="false"/>
      <style:paragraph-properties fo:text-align="start" fo:margin-left="0cm"/>
    </style:style>
    <style:style style:name="ce64" style:family="table-cell" style:parent-style-name="Default" style:data-style-name="N0">
      <style:table-cell-properties style:vertical-align="automatic" fo:wrap-option="wrap" style:repeat-content="false"/>
      <style:paragraph-properties fo:text-align="start" fo:margin-left="0cm"/>
    </style:style>
    <style:style style:name="ce65" style:family="table-cell" style:parent-style-name="Default" style:data-style-name="N0">
      <style:text-properties fo:font-size="18pt" style:font-size-asian="18pt" style:font-size-complex="18pt" fo:font-weight="bold" style:font-weight-asian="bold" style:font-weight-complex="bold"/>
    </style:style>
    <style:style style:name="ce66" style:family="table-cell" style:parent-style-name="Default" style:data-style-name="N0">
      <style:table-cell-properties style:vertical-align="top" fo:wrap-option="wrap"/>
    </style:style>
    <style:style style:name="ce67" style:family="table-cell" style:parent-style-name="Default" style:data-style-name="N0">
      <style:text-properties style:text-underline-style="solid" style:text-underline-type="single"/>
    </style:style>
    <style:style style:name="ce68" style:family="table-cell" style:parent-style-name="Default" style:data-style-name="N0">
      <style:table-cell-properties fo:border="thin solid #000000" style:vertical-align="middle" fo:wrap-option="wrap" fo:background-color="transparent"/>
      <style:text-properties fo:color="#000000"/>
    </style:style>
    <style:style style:name="ce69" style:family="table-cell" style:parent-style-name="Default" style:data-style-name="N0">
      <style:table-cell-properties style:vertical-align="top" fo:wrap-option="wrap" style:repeat-content="false"/>
      <style:paragraph-properties fo:text-align="start" fo:margin-left="0cm"/>
    </style:style>
    <style:style style:name="ce70" style:family="table-cell" style:parent-style-name="Default" style:data-style-name="N0">
      <style:table-cell-properties style:vertical-align="top" fo:wrap-option="wrap" style:repeat-content="false"/>
      <style:paragraph-properties fo:text-align="start" fo:margin-left="0cm"/>
    </style:style>
    <style:style style:name="ce71" style:family="table-cell" style:parent-style-name="Default" style:data-style-name="N0">
      <style:table-cell-properties style:vertical-align="automatic" fo:wrap-option="wrap" style:repeat-content="false"/>
      <style:paragraph-properties fo:text-align="start" fo:margin-left="0cm"/>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co1" style:family="table-column">
      <style:table-column-properties fo:break-before="auto" style:column-width="6.57489583333333cm"/>
    </style:style>
    <style:style style:name="co2" style:family="table-column">
      <style:table-column-properties fo:break-before="auto" style:column-width="1.7859375cm"/>
    </style:style>
    <style:style style:name="co3" style:family="table-column">
      <style:table-column-properties fo:break-before="auto" style:column-width="2.1034375cm"/>
    </style:style>
    <style:style style:name="co4" style:family="table-column">
      <style:table-column-properties fo:break-before="auto" style:column-width="1.79916666666667cm"/>
    </style:style>
    <style:style style:name="co5" style:family="table-column">
      <style:table-column-properties fo:break-before="auto" style:column-width="2.06375cm"/>
    </style:style>
    <style:style style:name="co6" style:family="table-column">
      <style:table-column-properties fo:break-before="auto" style:column-width="2.1828125cm"/>
    </style:style>
    <style:style style:name="co7" style:family="table-column">
      <style:table-column-properties fo:break-before="auto" style:column-width="0cm"/>
    </style:style>
    <style:style style:name="co8" style:family="table-column">
      <style:table-column-properties fo:break-before="auto" style:column-width="0.965729166666667cm"/>
    </style:style>
    <style:style style:name="co9" style:family="table-column">
      <style:table-column-properties fo:break-before="auto" style:column-width="1.0715625cm" style:use-optimal-column-width="true"/>
    </style:style>
    <style:style style:name="co10" style:family="table-column">
      <style:table-column-properties fo:break-before="auto" style:column-width="10.8876041666667cm"/>
    </style:style>
    <style:style style:name="co11" style:family="table-column">
      <style:table-column-properties fo:break-before="auto" style:column-width="8.67833333333333cm"/>
    </style:style>
    <style:style style:name="co12" style:family="table-column">
      <style:table-column-properties fo:break-before="auto" style:column-width="14.9092708333333cm"/>
    </style:style>
    <style:style style:name="co13" style:family="table-column">
      <style:table-column-properties fo:break-before="auto" style:column-width="4.51114583333333cm"/>
    </style:style>
    <style:style style:name="co14" style:family="table-column">
      <style:table-column-properties fo:break-before="auto" style:column-width="3.71739583333333cm"/>
    </style:style>
    <style:style style:name="co15" style:family="table-column">
      <style:table-column-properties fo:break-before="auto" style:column-width="5.159375cm"/>
    </style:style>
    <style:style style:name="co16" style:family="table-column">
      <style:table-column-properties fo:break-before="auto" style:column-width="4.39208333333333cm"/>
    </style:style>
    <style:style style:name="co17" style:family="table-column">
      <style:table-column-properties fo:break-before="auto" style:column-width="9.69697916666667cm"/>
    </style:style>
    <style:style style:name="ro1" style:family="table-row">
      <style:table-row-properties style:row-height="25.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23.25pt" style:use-optimal-row-height="true" fo:break-before="auto"/>
    </style:style>
    <style:style style:name="ro4" style:family="table-row">
      <style:table-row-properties style:row-height="15pt" style:use-optimal-row-height="false" fo:break-before="auto"/>
    </style:style>
    <style:style style:name="ro5" style:family="table-row">
      <style:table-row-properties style:row-height="30.75pt" style:use-optimal-row-height="false" fo:break-before="auto"/>
    </style:style>
    <style:style style:name="ro6" style:family="table-row">
      <style:table-row-properties style:row-height="14.25pt" style:use-optimal-row-height="false" fo:break-before="auto"/>
    </style:style>
    <style:style style:name="ro7" style:family="table-row">
      <style:table-row-properties style:row-height="38.25pt" style:use-optimal-row-height="false" fo:break-before="auto"/>
    </style:style>
    <style:style style:name="ro8" style:family="table-row">
      <style:table-row-properties style:row-height="18pt" style:use-optimal-row-height="true" fo:break-before="auto"/>
    </style:style>
    <style:style style:name="ro9" style:family="table-row">
      <style:table-row-properties style:row-height="18.4pt" style:use-optimal-row-height="true" fo:break-before="auto"/>
    </style:style>
    <style:style style:name="ro10" style:family="table-row">
      <style:table-row-properties style:row-height="99.75pt" style:use-optimal-row-height="true" fo:break-before="auto"/>
    </style:style>
    <style:style style:name="ro11" style:family="table-row">
      <style:table-row-properties style:row-height="57pt" style:use-optimal-row-height="true" fo:break-before="auto"/>
    </style:style>
    <style:style style:name="ro12" style:family="table-row">
      <style:table-row-properties style:row-height="42.75pt" style:use-optimal-row-height="true" fo:break-before="auto"/>
    </style:style>
    <style:style style:name="ro13" style:family="table-row">
      <style:table-row-properties style:row-height="71.25pt" style:use-optimal-row-height="true" fo:break-before="auto"/>
    </style:style>
    <style:style style:name="ro14" style:family="table-row">
      <style:table-row-properties style:row-height="28.5pt" style:use-optimal-row-height="true" fo:break-before="auto"/>
    </style:style>
    <style:style style:name="ro15" style:family="table-row">
      <style:table-row-properties style:row-height="114pt" style:use-optimal-row-height="true" fo:break-before="auto"/>
    </style:style>
    <style:style style:name="ro16" style:family="table-row">
      <style:table-row-properties style:row-height="85.5pt" style:use-optimal-row-height="true" fo:break-before="auto"/>
    </style:style>
    <style:style style:name="ro17" style:family="table-row">
      <style:table-row-properties style:row-height="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Responsible&quot;;&quot;Accountable&quot;;&quot;Consulted&quot;;&quot;Informed&quot;)">
          <table:help-message table:display="true"/>
          <table:error-message table:display="true"/>
        </table:content-validation>
        <table:content-validation table:name="val2" table:condition="of:cell-content-is-in-list(&quot;ja&quot;)">
          <table:help-message table:display="true"/>
          <table:error-message table:display="true"/>
        </table:content-validation>
        <table:content-validation table:name="val3" table:condition="of:cell-content-is-in-list(&quot;X&quot;)">
          <table:help-message table:display="true"/>
          <table:error-message table:display="true"/>
        </table:content-validation>
      </table:content-validations>
      <table:table table:name="Instructies" table:style-name="ta1">
        <table:table-column table:style-name="co1" table:default-cell-style-name="ce1"/>
        <table:table-column table:style-name="co2" table:number-columns-repeated="2" table:default-cell-style-name="ce1"/>
        <table:table-column table:style-name="co3" table:default-cell-style-name="ce1"/>
        <table:table-column table:style-name="co4" table:number-columns-repeated="4" table:default-cell-style-name="ce1"/>
        <table:table-column table:style-name="co5" table:default-cell-style-name="ce1"/>
        <table:table-column table:style-name="co6" table:default-cell-style-name="ce1"/>
        <table:table-column table:style-name="co7" table:number-columns-repeated="2" table:default-cell-style-name="ce1" table:visibility="collapse"/>
        <table:table-column table:style-name="co4" table:number-columns-repeated="16372" table:default-cell-style-name="ce1" table:visibility="collapse"/>
        <table:table-row table:style-name="ro1">
          <table:table-cell office:value-type="string" table:style-name="ce37">
            <text:p>Instructies Vragenlijst</text:p>
          </table:table-cell>
          <table:table-cell table:number-columns-repeated="16383" table:style-name="ce1"/>
        </table:table-row>
        <table:table-row table:style-name="ro2">
          <table:table-cell table:number-columns-repeated="11" table:style-name="ce1"/>
          <table:table-cell table:style-name="ce11"/>
          <table:table-cell table:number-columns-repeated="16372"/>
        </table:table-row>
        <table:table-row table:style-name="ro3">
          <table:table-cell office:value-type="string" table:style-name="ce65">
            <text:p>Doel</text:p>
          </table:table-cell>
          <table:table-cell table:number-columns-repeated="10" table:style-name="ce1"/>
          <table:table-cell table:style-name="ce11"/>
          <table:table-cell table:number-columns-repeated="16372"/>
        </table:table-row>
        <table:table-row table:style-name="ro2">
          <table:table-cell office:value-type="string" table:number-columns-spanned="10" table:number-rows-spanned="1" table:style-name="ce69">
            <text:p>Het doel is om knelpunten en behoeften te inventariseren in het uitwisselingsproces van areaalgegevens.</text:p>
          </table:table-cell>
          <table:covered-table-cell table:number-columns-repeated="9"/>
          <table:table-cell table:number-columns-repeated="16374" table:style-name="ce11"/>
        </table:table-row>
        <table:table-row table:style-name="ro2">
          <table:table-cell table:number-columns-repeated="16384" table:style-name="ce11"/>
        </table:table-row>
        <table:table-row table:style-name="ro2">
          <table:table-cell office:value-type="string" table:number-columns-spanned="10" table:number-rows-spanned="2" table:style-name="ce69">
            <text:p>Voor het opstellen van de vragenlijst is de ISO 19650 deel 2 gebruikt. We hebben de stappen praktischer geformuleerd en een toelichting toegevoegd. De processtappen komen overeen met de norm.</text:p>
          </table:table-cell>
          <table:covered-table-cell table:number-columns-repeated="9"/>
          <table:table-cell table:number-columns-repeated="16374" table:style-name="ce11"/>
        </table:table-row>
        <table:table-row table:style-name="ro2">
          <table:covered-table-cell/>
          <table:covered-table-cell table:number-columns-repeated="9"/>
          <table:table-cell table:number-columns-repeated="16374" table:style-name="ce11"/>
        </table:table-row>
        <table:table-row table:style-name="ro2">
          <table:table-cell table:number-columns-repeated="16384" table:style-name="ce11"/>
        </table:table-row>
        <table:table-row table:style-name="ro2">
          <table:table-cell table:style-name="ce3"/>
          <table:table-cell table:number-columns-repeated="16383" table:style-name="ce11"/>
        </table:table-row>
        <table:table-row table:style-name="ro3">
          <table:table-cell office:value-type="string" table:style-name="ce65">
            <text:p>Stappen</text:p>
          </table:table-cell>
          <table:table-cell table:number-columns-repeated="10" table:style-name="ce1"/>
          <table:table-cell table:style-name="ce11"/>
          <table:table-cell table:number-columns-repeated="16372"/>
        </table:table-row>
        <table:table-row table:style-name="ro2">
          <table:table-cell office:value-type="string" table:number-columns-spanned="10" table:number-rows-spanned="2" table:style-name="ce69">
            <text:p>(1) Vul voor elke stap in wie welke verantwoordelijkheden had in de kolommen "Opdrachtgever", "Derde partij", </text:p>
            <text:p>"Hoofdaannemer" en "Onderaannemer".</text:p>
          </table:table-cell>
          <table:covered-table-cell table:number-columns-repeated="9"/>
          <table:table-cell table:number-columns-repeated="16374" table:style-name="ce11"/>
        </table:table-row>
        <table:table-row table:style-name="ro2">
          <table:covered-table-cell/>
          <table:covered-table-cell table:number-columns-repeated="9"/>
          <table:table-cell table:number-columns-repeated="16374" table:style-name="ce11"/>
        </table:table-row>
        <table:table-row table:style-name="ro2">
          <table:table-cell table:style-name="ce62"/>
          <table:table-cell table:number-columns-repeated="16383" table:style-name="ce11"/>
        </table:table-row>
        <table:table-row table:style-name="ro2">
          <table:table-cell office:value-type="string" table:number-columns-spanned="10" table:number-rows-spanned="3" table:style-name="ce69">
            <text:p>(2) Vul in hoe het in het betreffende project is gegaan, niet hoe je vindt dat het moet gaan of had gewild dat het was gegaan. Als een stap niet is uitgevoerd of je weet het niet zeker, laat de regel dan leeg en voeg eventueel wat commentaar in.</text:p>
          </table:table-cell>
          <table:covered-table-cell table:number-columns-repeated="9"/>
          <table:table-cell table:number-columns-repeated="2" table:style-name="ce11"/>
          <table:table-cell table:number-columns-repeated="16372" table:style-name="ce63"/>
        </table:table-row>
        <table:table-row table:number-rows-repeated="2" table:style-name="ro2">
          <table:covered-table-cell/>
          <table:covered-table-cell table:number-columns-repeated="9"/>
          <table:table-cell table:number-columns-repeated="2" table:style-name="ce11"/>
          <table:table-cell table:number-columns-repeated="16372" table:style-name="ce63"/>
        </table:table-row>
        <table:table-row table:style-name="ro2">
          <table:table-cell table:number-columns-repeated="16384" table:style-name="ce11"/>
        </table:table-row>
        <table:table-row table:style-name="ro4">
          <table:table-cell table:number-columns-repeated="10" table:style-name="ce66"/>
          <table:table-cell table:number-columns-repeated="16374" table:style-name="ce11"/>
        </table:table-row>
        <table:table-row table:style-name="ro3">
          <table:table-cell office:value-type="string" table:style-name="ce65">
            <text:p>Legenda</text:p>
          </table:table-cell>
          <table:table-cell table:number-columns-repeated="9" table:style-name="ce66"/>
          <table:table-cell table:number-columns-repeated="16374" table:style-name="ce11"/>
        </table:table-row>
        <table:table-row table:style-name="ro5">
          <table:table-cell office:value-type="string" table:number-columns-spanned="10" table:number-rows-spanned="1" table:style-name="ce69">
            <text:p>RACI wordt gebruikt om verantwoordelijkheden in een proces in kaart te brengen. Hieronder volgt een tabel met wat meer informatie over de verschillende opties binnen RACI (bron: Wikipedia).</text:p>
          </table:table-cell>
          <table:covered-table-cell table:number-columns-repeated="9"/>
          <table:table-cell table:number-columns-repeated="16374" table:style-name="ce11"/>
        </table:table-row>
        <table:table-row table:style-name="ro2">
          <table:table-cell table:number-columns-repeated="16384" table:style-name="ce11"/>
        </table:table-row>
        <table:table-row table:style-name="ro6">
          <table:table-cell office:value-type="string" table:style-name="ce67">
            <text:p>Responsible (Verantwoordelijk)</text:p>
          </table:table-cell>
          <table:table-cell table:style-name="ce11"/>
          <table:table-cell office:value-type="string" table:number-columns-spanned="8" table:number-rows-spanned="2" table:style-name="ce70">
            <text:p>Degene die verantwoordelijk is voor de uitvoering. Verantwoording wordt afgelegd aan de persoon die<text:s/><text:span text:style-name="T2">accountable</text:span><text:s/>is.</text:p>
          </table:table-cell>
          <table:covered-table-cell table:number-columns-repeated="7"/>
          <table:table-cell table:number-columns-repeated="16374" table:style-name="ce11"/>
        </table:table-row>
        <table:table-row table:style-name="ro2">
          <table:table-cell table:number-columns-repeated="2" table:style-name="ce11"/>
          <table:covered-table-cell/>
          <table:covered-table-cell table:number-columns-repeated="7"/>
          <table:table-cell table:number-columns-repeated="16374" table:style-name="ce11"/>
        </table:table-row>
        <table:table-row table:style-name="ro4">
          <table:table-cell office:value-type="string" table:style-name="ce67">
            <text:p>Accountable (Eindverantwoordelijk)</text:p>
          </table:table-cell>
          <table:table-cell table:style-name="ce11"/>
          <table:table-cell office:value-type="string" table:number-columns-spanned="8" table:number-rows-spanned="3" table:style-name="ce70">
            <text:p>Degene die (eind)verantwoordelijk, bevoegd is en goedkeuring geeft aan het resultaat. Als het erom gaat, moet hij/zij het eindoordeel kunnen vellen, vetorecht hebben. Er is slechts één persoon Accountable.</text:p>
          </table:table-cell>
          <table:covered-table-cell table:number-columns-repeated="7"/>
          <table:table-cell table:number-columns-repeated="16374" table:style-name="ce11"/>
        </table:table-row>
        <table:table-row table:number-rows-repeated="2" table:style-name="ro2">
          <table:table-cell table:number-columns-repeated="2" table:style-name="ce11"/>
          <table:covered-table-cell/>
          <table:covered-table-cell table:number-columns-repeated="7"/>
          <table:table-cell table:number-columns-repeated="16374" table:style-name="ce11"/>
        </table:table-row>
        <table:table-row table:style-name="ro4">
          <table:table-cell office:value-type="string" table:style-name="ce67">
            <text:p>Consulted (Geraadpleegd)</text:p>
          </table:table-cell>
          <table:table-cell table:style-name="ce11"/>
          <table:table-cell office:value-type="string" table:number-columns-spanned="8" table:number-rows-spanned="2" table:style-name="ce70">
            <text:p>Deze persoon geeft (mede) richting aan het resultaat, hij/zij wordt voorafgaand aan beslissingen of acties (verplicht) geraadpleegd. Dit is tweerichtingscommunicatie.<text:s/></text:p>
          </table:table-cell>
          <table:covered-table-cell table:number-columns-repeated="7"/>
          <table:table-cell table:number-columns-repeated="16374" table:style-name="ce11"/>
        </table:table-row>
        <table:table-row table:style-name="ro2">
          <table:table-cell table:number-columns-repeated="2" table:style-name="ce11"/>
          <table:covered-table-cell/>
          <table:covered-table-cell table:number-columns-repeated="7"/>
          <table:table-cell table:number-columns-repeated="16374" table:style-name="ce11"/>
        </table:table-row>
        <table:table-row table:style-name="ro4">
          <table:table-cell office:value-type="string" table:style-name="ce67">
            <text:p>Informed (Geinformeerd)</text:p>
          </table:table-cell>
          <table:table-cell table:style-name="ce11"/>
          <table:table-cell office:value-type="string" table:number-columns-spanned="8" table:number-rows-spanned="2" table:style-name="ce70">
            <text:p>Iemand die geïnformeerd wordt over de beslissingen, over de voortgang, bereikte resultaten enz. Dit is eenrichtingscommunicatie.</text:p>
          </table:table-cell>
          <table:covered-table-cell table:number-columns-repeated="7"/>
          <table:table-cell table:number-columns-repeated="16374" table:style-name="ce11"/>
        </table:table-row>
        <table:table-row table:style-name="ro2">
          <table:table-cell table:style-name="ce62"/>
          <table:table-cell table:style-name="ce1"/>
          <table:covered-table-cell/>
          <table:covered-table-cell table:number-columns-repeated="7"/>
          <table:table-cell table:number-columns-repeated="16374"/>
        </table:table-row>
        <table:table-row table:style-name="ro2">
          <table:table-cell table:style-name="ce62"/>
          <table:table-cell table:number-columns-repeated="3" table:style-name="ce11"/>
          <table:table-cell table:number-columns-repeated="6" table:style-name="ce47"/>
          <table:table-cell table:number-columns-repeated="16374" table:style-name="ce11"/>
        </table:table-row>
        <table:table-row table:style-name="ro2">
          <table:table-cell office:value-type="string" table:number-columns-spanned="10" table:number-rows-spanned="3" table:style-name="ce71">
            <text:p>Mocht je commentaar of toelichting hebben bij een bepaalde stap dan kun je dat invullen in de kolom "Commentaar / Toelichting". Als je een bepaalde stap wil bespreken in de sessie, zet dan een "X" in de kolom "Meenemen in sessie".</text:p>
          </table:table-cell>
          <table:covered-table-cell table:number-columns-repeated="9"/>
          <table:table-cell table:number-columns-repeated="16374" table:style-name="ce11"/>
        </table:table-row>
        <table:table-row table:number-rows-repeated="2" table:style-name="ro2">
          <table:covered-table-cell/>
          <table:covered-table-cell table:number-columns-repeated="9"/>
          <table:table-cell table:number-columns-repeated="16374" table:style-name="ce11"/>
        </table:table-row>
        <table:table-row table:number-rows-repeated="2" table:style-name="ro2">
          <table:table-cell table:number-columns-repeated="10" table:style-name="ce64"/>
          <table:table-cell table:number-columns-repeated="16374" table:style-name="ce11"/>
        </table:table-row>
        <table:table-row table:style-name="ro3">
          <table:table-cell office:value-type="string" table:style-name="ce65">
            <text:p>Verklarende woordenlijst</text:p>
          </table:table-cell>
          <table:table-cell table:number-columns-repeated="16383" table:style-name="ce1"/>
        </table:table-row>
        <table:table-row table:style-name="ro2">
          <table:table-cell table:style-name="ce3"/>
          <table:table-cell table:number-columns-repeated="16383" table:style-name="ce11"/>
        </table:table-row>
        <table:table-row table:style-name="ro2">
          <table:table-cell office:value-type="string" table:style-name="ce3">
            <text:p>In deze lijst</text:p>
          </table:table-cell>
          <table:table-cell table:style-name="ce3"/>
          <table:table-cell office:value-type="string" table:style-name="ce3">
            <text:p>ISO 19650</text:p>
          </table:table-cell>
          <table:table-cell table:number-columns-repeated="16381" table:style-name="ce1"/>
        </table:table-row>
        <table:table-row table:style-name="ro6">
          <table:table-cell office:value-type="string" table:style-name="ce1">
            <text:p>Opdrachtgever</text:p>
          </table:table-cell>
          <table:table-cell table:style-name="ce1"/>
          <table:table-cell office:value-type="string" table:style-name="ce1">
            <text:p>Benoemende partij</text:p>
          </table:table-cell>
          <table:table-cell table:style-name="ce1"/>
          <table:table-cell office:value-type="string" table:number-columns-spanned="6" table:number-rows-spanned="2" table:style-name="ce70">
            <text:p>Partij die de opdracht geeft om bepaalde werkzaamheden uit te voeren.</text:p>
          </table:table-cell>
          <table:covered-table-cell table:number-columns-repeated="5"/>
          <table:table-cell table:number-columns-repeated="16374"/>
        </table:table-row>
        <table:table-row table:style-name="ro2">
          <table:table-cell table:number-columns-repeated="4" table:style-name="ce11"/>
          <table:covered-table-cell/>
          <table:covered-table-cell table:number-columns-repeated="5"/>
          <table:table-cell table:number-columns-repeated="16374" table:style-name="ce11"/>
        </table:table-row>
        <table:table-row table:style-name="ro2">
          <table:table-cell office:value-type="string" table:style-name="ce1">
            <text:p>Opdrachtnemer</text:p>
          </table:table-cell>
          <table:table-cell table:style-name="ce1"/>
          <table:table-cell office:value-type="string" table:style-name="ce1">
            <text:p>(potentieel) Opleverteam</text:p>
          </table:table-cell>
          <table:table-cell table:style-name="ce1"/>
          <table:table-cell office:value-type="string" table:number-columns-spanned="6" table:number-rows-spanned="2" table:style-name="ce70">
            <text:p>Gezamelijke team van partijen die werkzaamheden uitvoeren in opdracht van de opdrachtgever. Bevat hoofdaannemer en onderaannemers.</text:p>
          </table:table-cell>
          <table:covered-table-cell table:number-columns-repeated="5"/>
          <table:table-cell table:number-columns-repeated="16374"/>
        </table:table-row>
        <table:table-row table:style-name="ro2">
          <table:table-cell table:number-columns-repeated="4" table:style-name="ce11"/>
          <table:covered-table-cell/>
          <table:covered-table-cell table:number-columns-repeated="5"/>
          <table:table-cell table:number-columns-repeated="16374" table:style-name="ce11"/>
        </table:table-row>
        <table:table-row table:style-name="ro2">
          <table:table-cell office:value-type="string" table:style-name="ce1">
            <text:p>Hoofdaannemer</text:p>
          </table:table-cell>
          <table:table-cell table:style-name="ce1"/>
          <table:table-cell office:value-type="string" table:style-name="ce1">
            <text:p>(potentiële) Leidende aangewezen partij</text:p>
          </table:table-cell>
          <table:table-cell table:style-name="ce1"/>
          <table:table-cell office:value-type="string" table:number-columns-spanned="6" table:number-rows-spanned="2" table:style-name="ce70">
            <text:p>Leidende partij bij de opdrachtnemer, die door de opdrachtgever wordt aangewezen om de werkzaamheden al dan niet met onderaannemers uit te voeren.</text:p>
          </table:table-cell>
          <table:covered-table-cell table:number-columns-repeated="5"/>
          <table:table-cell table:number-columns-repeated="16374"/>
        </table:table-row>
        <table:table-row table:style-name="ro2">
          <table:table-cell table:number-columns-repeated="4" table:style-name="ce11"/>
          <table:covered-table-cell/>
          <table:covered-table-cell table:number-columns-repeated="5"/>
          <table:table-cell table:number-columns-repeated="16374" table:style-name="ce11"/>
        </table:table-row>
        <table:table-row table:style-name="ro2">
          <table:table-cell office:value-type="string" table:style-name="ce1">
            <text:p>Onderaannemer</text:p>
          </table:table-cell>
          <table:table-cell table:style-name="ce1"/>
          <table:table-cell office:value-type="string" table:style-name="ce1">
            <text:p>(potentiële) Aangewezen partijen</text:p>
          </table:table-cell>
          <table:table-cell table:style-name="ce1"/>
          <table:table-cell office:value-type="string" table:number-columns-spanned="6" table:number-rows-spanned="2" table:style-name="ce70">
            <text:p>Partij die door de hoofdaannemer is ingeschakeld voor een of meerdere taken.</text:p>
          </table:table-cell>
          <table:covered-table-cell table:number-columns-repeated="5"/>
          <table:table-cell table:number-columns-repeated="16374"/>
        </table:table-row>
        <table:table-row table:style-name="ro2">
          <table:table-cell table:number-columns-repeated="4" table:style-name="ce11"/>
          <table:covered-table-cell/>
          <table:covered-table-cell table:number-columns-repeated="5"/>
          <table:table-cell table:number-columns-repeated="16374" table:style-name="ce11"/>
        </table:table-row>
        <table:table-row table:style-name="ro2">
          <table:table-cell office:value-type="string" table:style-name="ce1">
            <text:p>Taakgroep</text:p>
          </table:table-cell>
          <table:table-cell table:style-name="ce1"/>
          <table:table-cell office:value-type="string" table:style-name="ce1">
            <text:p>Taakgroep</text:p>
          </table:table-cell>
          <table:table-cell table:style-name="ce1"/>
          <table:table-cell office:value-type="string" table:number-columns-spanned="6" table:number-rows-spanned="5" table:style-name="ce70">
            <text:p>Een taakgroep kan bestaan uit personen van verschillende organisaties die een gezamelijke taak hebben. Een voorbeeld hiervan is een taakgroep die verantwoordelijk is voor de realisatie van wegen. Die bestaat uit een ontwerpende partij, een uitvoerende partij en diverse leveranciers.</text:p>
          </table:table-cell>
          <table:covered-table-cell table:number-columns-repeated="5"/>
          <table:table-cell table:number-columns-repeated="16374"/>
        </table:table-row>
        <table:table-row table:number-rows-repeated="4" table:style-name="ro2">
          <table:table-cell table:number-columns-repeated="4" table:style-name="ce11"/>
          <table:covered-table-cell/>
          <table:covered-table-cell table:number-columns-repeated="5"/>
          <table:table-cell table:number-columns-repeated="16374" table:style-name="ce11"/>
        </table:table-row>
        <table:table-row table:style-name="ro2">
          <table:table-cell office:value-type="string" table:style-name="ce1">
            <text:p>Derde partij</text:p>
          </table:table-cell>
          <table:table-cell table:style-name="ce1"/>
          <table:table-cell office:value-type="string" table:style-name="ce1">
            <text:p>Derde</text:p>
          </table:table-cell>
          <table:table-cell table:style-name="ce1"/>
          <table:table-cell office:value-type="string" table:number-columns-spanned="6" table:number-rows-spanned="2" table:style-name="ce70">
            <text:p>Een partij die namens in opdracht van opdrachtgever of opdrachtnemer bepaalde taken uitvoert, maar geen onderdeel is van het projecttteam.</text:p>
          </table:table-cell>
          <table:covered-table-cell table:number-columns-repeated="5"/>
          <table:table-cell table:number-columns-repeated="16374"/>
        </table:table-row>
        <table:table-row table:style-name="ro2">
          <table:table-cell table:number-columns-repeated="4" table:style-name="ce11"/>
          <table:covered-table-cell/>
          <table:covered-table-cell table:number-columns-repeated="5"/>
          <table:table-cell table:number-columns-repeated="16374" table:style-name="ce11"/>
        </table:table-row>
        <table:table-row table:style-name="ro2">
          <table:table-cell office:value-type="string" table:style-name="ce1">
            <text:p>Projectteam</text:p>
          </table:table-cell>
          <table:table-cell table:style-name="ce1"/>
          <table:table-cell office:value-type="string" table:style-name="ce1">
            <text:p>Projectteam</text:p>
          </table:table-cell>
          <table:table-cell table:style-name="ce1"/>
          <table:table-cell office:value-type="string" table:number-columns-spanned="6" table:number-rows-spanned="1" table:style-name="ce70">
            <text:p>Opdracht gever en opdrachtnemers samen.</text:p>
          </table:table-cell>
          <table:covered-table-cell table:number-columns-repeated="5"/>
          <table:table-cell table:number-columns-repeated="16374"/>
        </table:table-row>
        <table:table-row table:number-rows-repeated="1048521" table:style-name="ro2">
          <table:table-cell table:number-columns-repeated="16384"/>
        </table:table-row>
      </table:table>
      <table:table table:name="Vragenlijst" table:style-name="ta2">
        <table:table-column table:style-name="co8" table:default-cell-style-name="ce1" table:visibility="collapse"/>
        <table:table-column table:style-name="co9" table:default-cell-style-name="ce19"/>
        <table:table-column table:style-name="co10" table:default-cell-style-name="ce1" table:visibility="collapse"/>
        <table:table-column table:style-name="co11" table:default-cell-style-name="ce1"/>
        <table:table-column table:style-name="co12" table:default-cell-style-name="ce8"/>
        <table:table-column table:style-name="co13" table:default-cell-style-name="ce1"/>
        <table:table-column table:style-name="co14" table:default-cell-style-name="ce1"/>
        <table:table-column table:style-name="co15" table:default-cell-style-name="ce1"/>
        <table:table-column table:style-name="co14" table:default-cell-style-name="ce1"/>
        <table:table-column table:style-name="co16" table:default-cell-style-name="ce11"/>
        <table:table-column table:style-name="co17" table:default-cell-style-name="ce47"/>
        <table:table-column table:style-name="co2" table:default-cell-style-name="ce14" table:visibility="collapse"/>
        <table:table-column table:style-name="co7" table:number-columns-repeated="2" table:default-cell-style-name="ce14" table:visibility="collapse"/>
        <table:table-column table:style-name="co2" table:number-columns-repeated="16370" table:default-cell-style-name="ce14" table:visibility="collapse"/>
        <table:table-row table:style-name="ro7">
          <table:table-cell table:style-name="ce11"/>
          <table:table-cell office:value-type="string" table:style-name="ce37">
            <text:p>Vragenlijst Informatiemanagement</text:p>
          </table:table-cell>
          <table:table-cell table:style-name="ce14"/>
          <table:table-cell table:number-columns-repeated="7" table:style-name="ce11"/>
          <table:table-cell table:style-name="ce47"/>
          <table:table-cell table:number-columns-repeated="16373" table:style-name="ce14"/>
        </table:table-row>
        <table:table-row table:style-name="ro2">
          <table:table-cell table:style-name="ce11"/>
          <table:table-cell table:style-name="ce51"/>
          <table:table-cell table:number-columns-repeated="2" table:style-name="ce52"/>
          <table:table-cell table:number-columns-repeated="6" table:style-name="ce11"/>
          <table:table-cell table:style-name="ce47"/>
          <table:table-cell table:number-columns-repeated="16373" table:style-name="ce14"/>
        </table:table-row>
        <table:table-row table:style-name="ro2">
          <table:table-cell table:style-name="ce11"/>
          <table:table-cell office:value-type="string" table:style-name="ce54">
            <text:p>Voor invulinstructies, zie het tabblad "Instructies"</text:p>
          </table:table-cell>
          <table:table-cell table:style-name="ce50"/>
          <table:table-cell table:style-name="ce53"/>
          <table:table-cell table:number-columns-repeated="6" table:style-name="ce11"/>
          <table:table-cell table:style-name="ce47"/>
          <table:table-cell table:number-columns-repeated="16373" table:style-name="ce14"/>
        </table:table-row>
        <table:table-row table:style-name="ro2">
          <table:table-cell table:style-name="ce11"/>
          <table:table-cell table:style-name="ce19"/>
          <table:table-cell table:number-columns-repeated="8" table:style-name="ce11"/>
          <table:table-cell table:style-name="ce47"/>
          <table:table-cell table:number-columns-repeated="16373" table:style-name="ce14"/>
        </table:table-row>
        <table:table-row table:style-name="ro2">
          <table:table-cell table:style-name="ce11"/>
          <table:table-cell office:value-type="string" table:style-name="ce19">
            <text:p>Projectnaam</text:p>
          </table:table-cell>
          <table:table-cell table:style-name="ce11"/>
          <table:table-cell table:style-name="ce1"/>
          <table:table-cell office:value-type="string" table:style-name="ce36">
            <text:p>[vul projectnaam in]</text:p>
          </table:table-cell>
          <table:table-cell table:number-columns-repeated="5" table:style-name="ce11"/>
          <table:table-cell table:style-name="ce47"/>
          <table:table-cell table:number-columns-repeated="16373" table:style-name="ce14"/>
        </table:table-row>
        <table:table-row table:style-name="ro2">
          <table:table-cell table:style-name="ce11"/>
          <table:table-cell office:value-type="string" table:style-name="ce19">
            <text:p>Opdrachtgever</text:p>
          </table:table-cell>
          <table:table-cell table:style-name="ce11"/>
          <table:table-cell table:style-name="ce1"/>
          <table:table-cell office:value-type="string" table:style-name="ce36">
            <text:p>[vul opdrachtgever in]</text:p>
          </table:table-cell>
          <table:table-cell table:number-columns-repeated="5" table:style-name="ce11"/>
          <table:table-cell table:style-name="ce47"/>
          <table:table-cell table:number-columns-repeated="16373" table:style-name="ce14"/>
        </table:table-row>
        <table:table-row table:style-name="ro2">
          <table:table-cell table:style-name="ce11"/>
          <table:table-cell office:value-type="string" table:style-name="ce19">
            <text:p>Hoofdaannemer</text:p>
          </table:table-cell>
          <table:table-cell table:style-name="ce11"/>
          <table:table-cell table:style-name="ce1"/>
          <table:table-cell office:value-type="string" table:style-name="ce36">
            <text:p>[vul hoofdaannemer in]</text:p>
          </table:table-cell>
          <table:table-cell table:number-columns-repeated="5" table:style-name="ce11"/>
          <table:table-cell table:style-name="ce47"/>
          <table:table-cell table:number-columns-repeated="16373" table:style-name="ce14"/>
        </table:table-row>
        <table:table-row table:style-name="ro2">
          <table:table-cell table:style-name="ce11"/>
          <table:table-cell office:value-type="string" table:style-name="ce19">
            <text:p>Contactpersoon voor deze vragenlijst</text:p>
          </table:table-cell>
          <table:table-cell table:style-name="ce11"/>
          <table:table-cell table:style-name="ce1"/>
          <table:table-cell office:value-type="string" table:style-name="ce36">
            <text:p>[vul je naam in]</text:p>
          </table:table-cell>
          <table:table-cell table:number-columns-repeated="5" table:style-name="ce11"/>
          <table:table-cell table:style-name="ce47"/>
          <table:table-cell table:number-columns-repeated="16373" table:style-name="ce14"/>
        </table:table-row>
        <table:table-row table:style-name="ro2">
          <table:table-cell table:style-name="ce11"/>
          <table:table-cell table:style-name="ce19"/>
          <table:table-cell table:number-columns-repeated="2" table:style-name="ce11"/>
          <table:table-cell table:style-name="ce36"/>
          <table:table-cell table:number-columns-repeated="5" table:style-name="ce11"/>
          <table:table-cell table:style-name="ce47"/>
          <table:table-cell table:number-columns-repeated="16373" table:style-name="ce14"/>
        </table:table-row>
        <table:table-row table:style-name="ro8">
          <table:table-cell table:style-name="ce41"/>
          <table:table-cell table:style-name="ce42"/>
          <table:table-cell table:number-columns-repeated="3" table:style-name="ce43"/>
          <table:table-cell office:value-type="string" table:style-name="ce43">
            <text:p>Opdrachtgever</text:p>
          </table:table-cell>
          <table:table-cell office:value-type="string" table:style-name="ce43">
            <text:p>Derde partij</text:p>
          </table:table-cell>
          <table:table-cell office:value-type="string" table:style-name="ce43">
            <text:p>Hoofdaannemer</text:p>
          </table:table-cell>
          <table:table-cell office:value-type="string" table:style-name="ce43">
            <text:p>Onderaannemer</text:p>
          </table:table-cell>
          <table:table-cell office:value-type="string" table:style-name="ce43">
            <text:p>Knelpunt behandelen in sessie</text:p>
          </table:table-cell>
          <table:table-cell office:value-type="string" table:style-name="ce48">
            <text:p>Commentaar / Toelichting</text:p>
          </table:table-cell>
          <table:table-cell table:number-columns-repeated="16373" table:style-name="ce40"/>
        </table:table-row>
        <table:table-row table:style-name="ro9">
          <table:table-cell office:value-type="string" table:style-name="ce41">
            <text:p>ISO19650-2</text:p>
          </table:table-cell>
          <table:table-cell office:value-type="string" table:style-name="ce57">
            <text:p>Stap</text:p>
          </table:table-cell>
          <table:table-cell office:value-type="string" table:style-name="ce58">
            <text:p>Originele omschrijving ISO 19650-2 nl</text:p>
          </table:table-cell>
          <table:table-cell office:value-type="string" table:style-name="ce58">
            <text:p>Omschrijving</text:p>
          </table:table-cell>
          <table:table-cell office:value-type="string" table:style-name="ce58">
            <text:p>Voorbeeld/Toelichting</text:p>
          </table:table-cell>
          <table:table-cell office:value-type="string" office:string-value="[vul opdrachtgever in]" table:formula="of:=[.E6]" table:style-name="ce59">
            <text:p>[vul opdrachtgever in]</text:p>
          </table:table-cell>
          <table:table-cell table:style-name="ce60"/>
          <table:table-cell office:value-type="string" office:string-value="[vul hoofdaannemer in]" table:formula="of:=[.E7]" table:style-name="ce59">
            <text:p>[vul hoofdaannemer in]</text:p>
          </table:table-cell>
          <table:table-cell table:number-columns-repeated="2" table:style-name="ce60"/>
          <table:table-cell table:style-name="ce61"/>
          <table:table-cell table:number-columns-repeated="16373" table:style-name="ce40"/>
        </table:table-row>
        <table:table-row table:style-name="ro9">
          <table:table-cell table:style-name="ce22"/>
          <table:table-cell office:value-type="float" office:value="1" table:style-name="ce23">
            <text:p>1</text:p>
          </table:table-cell>
          <table:table-cell office:value-type="string" table:style-name="ce24">
            <text:p>Beoordeling en behoefte</text:p>
          </table:table-cell>
          <table:table-cell office:value-type="string" table:style-name="ce24">
            <text:p>Beoordeling en behoefte</text:p>
          </table:table-cell>
          <table:table-cell table:style-name="ce24"/>
          <table:table-cell table:number-columns-repeated="4" table:style-name="ce25"/>
          <table:table-cell table:content-validation-name="val2" table:style-name="ce25"/>
          <table:table-cell table:style-name="ce49"/>
          <table:table-cell table:number-columns-repeated="16373" table:style-name="ce20"/>
        </table:table-row>
        <table:table-row table:style-name="ro10">
          <table:table-cell office:value-type="string" table:style-name="ce2">
            <text:p>5.1.1</text:p>
          </table:table-cell>
          <table:table-cell office:value-type="string" table:style-name="ce17">
            <text:p>1.1</text:p>
          </table:table-cell>
          <table:table-cell office:value-type="string" table:style-name="ce4">
            <text:p>Personen aanstellen die de informatiemanagementfunctie op zich nemen</text:p>
          </table:table-cell>
          <table:table-cell office:value-type="string" table:style-name="ce15">
            <text:p>Verdelen van uit te voeren informatiemanagementtaken door opdrachtgever.</text:p>
          </table:table-cell>
          <table:table-cell office:value-type="string" table:style-name="ce9">
            <text:p>Voor het project worden bij de opdrachtgever de informatiemanagementtaken verdeeld over personen. Bij het toewijzen wordt duidelijk aangegeven wat de taken, bevoegdheden en benodigde competenties zijn van de personen van de opdrachtgever of de partij waar aan wordt uitbesteed.<text:s/></text:p>
            <text:p/>
            <text:p>Bijv. een medewerker kan worden aangewezen om de uitgaande en inkomende informatie technisch te controleren.</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2" table:style-name="ce14"/>
          <table:table-cell table:style-name="ce16"/>
          <table:table-cell table:number-columns-repeated="16370"/>
        </table:table-row>
        <table:table-row table:style-name="ro11">
          <table:table-cell office:value-type="string" table:style-name="ce2">
            <text:p>5.1.2</text:p>
          </table:table-cell>
          <table:table-cell office:value-type="string" table:style-name="ce17">
            <text:p>1.2</text:p>
          </table:table-cell>
          <table:table-cell office:value-type="string" table:style-name="ce4">
            <text:p>De informatie-eisen voor het project vaststellen</text:p>
          </table:table-cell>
          <table:table-cell office:value-type="string" table:style-name="ce10">
            <text:p>Vaststellen van informatie-eisen voor het maken van belangrijke beslissingen.</text:p>
          </table:table-cell>
          <table:table-cell office:value-type="string" table:style-name="ce15">
            <text:p>De informatiebehoefte achter deze informatie-eisen is afkomstig vanuit strategisch niveau.<text:s/></text:p>
            <text:p/>
            <text:p>Een belangrijke beslissing is bijv. het goedkeuren van een ontwerp op basis van aangeleverde informatie door opdrachtnemer.</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2" table:style-name="ce14"/>
          <table:table-cell table:style-name="ce35"/>
          <table:table-cell table:number-columns-repeated="16370"/>
        </table:table-row>
        <table:table-row table:style-name="ro10">
          <table:table-cell office:value-type="string" table:style-name="ce2">
            <text:p>5.1.3</text:p>
          </table:table-cell>
          <table:table-cell office:value-type="string" table:style-name="ce17">
            <text:p>1.3</text:p>
          </table:table-cell>
          <table:table-cell office:value-type="string" table:style-name="ce4">
            <text:p>De mijlpalen voor de levering van informatie voor het project vaststellen</text:p>
          </table:table-cell>
          <table:table-cell office:value-type="string" table:style-name="ce12">
            <text:p>Vaststellen van mijlpalen voor de informatieleveringen</text:p>
          </table:table-cell>
          <table:table-cell office:value-type="string" table:style-name="ce12">
            <text:p>Hierbij wordt ook het leveringsmoment bepaald.</text:p>
            <text:p/>
            <text:p>Voorbeelden van mijlpalen zijn:</text:p>
            <text:p>- Het aanleveren van een ontwerp ter goedkeuring door de opdrachtgever</text:p>
            <text:p>- Het leveren van as-built gegevens bij oplevering</text:p>
            <text:p>- Het leveren van operationele gegevens bij in gebruikname van een object (bijv. de <text:s/>''wegindeling'' en ''doorrijhoogte'').</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style-name="ce14"/>
        </table:table-row>
        <table:table-row table:style-name="ro12">
          <table:table-cell office:value-type="string" table:style-name="ce2">
            <text:p>5.1.4</text:p>
          </table:table-cell>
          <table:table-cell office:value-type="string" table:style-name="ce17">
            <text:p>1.4</text:p>
          </table:table-cell>
          <table:table-cell office:value-type="string" table:style-name="ce4">
            <text:p>De informatiestandaarden voor het project vaststellen</text:p>
          </table:table-cell>
          <table:table-cell office:value-type="string" table:style-name="ce6">
            <text:p>Vaststellen welke informatiestandaarden dienen te worden gebruikt binnen het project.</text:p>
          </table:table-cell>
          <table:table-cell office:value-type="string" table:style-name="ce12">
            <text:p>Voorbeelden van informatiestandaarden zijn:</text:p>
            <text:p>- NL-SfB, OTL of een andere standaard voor classificatie van gegevens</text:p>
            <text:p>- IFC, GML of andere standaarden voor de structurering (en classificatie) van gegevens</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style-name="ce14"/>
        </table:table-row>
        <table:table-row table:style-name="ro11">
          <table:table-cell office:value-type="string" table:style-name="ce2">
            <text:p>5.1.5</text:p>
          </table:table-cell>
          <table:table-cell office:value-type="string" table:style-name="ce17">
            <text:p>1.5</text:p>
          </table:table-cell>
          <table:table-cell office:value-type="string" table:style-name="ce4">
            <text:p>De methoden en procedures waarmee de informatie voor het project wordt geproduceerd vaststellen</text:p>
          </table:table-cell>
          <table:table-cell office:value-type="string" table:style-name="ce6">
            <text:p>Vaststellen welke methodes en procedures moeten worden gebruikt om informatie voor het project te produceren, leveren en beoordelen.</text:p>
          </table:table-cell>
          <table:table-cell office:value-type="string" table:style-name="ce12">
            <text:p>Voorbeelden van methoden/procedures:</text:p>
            <text:p>- De leveringswijze van informatie (bijv. COINS, ICDD)</text:p>
            <text:p>- Procedures m.b.t. het beveiligen van informatie</text:p>
            <text:p>- Procedures voor het beoordelen van geleverde informatie</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style-name="ce14"/>
        </table:table-row>
        <table:table-row table:style-name="ro10">
          <table:table-cell office:value-type="string" table:style-name="ce2">
            <text:p>5.1.6</text:p>
          </table:table-cell>
          <table:table-cell office:value-type="string" table:style-name="ce17">
            <text:p>1.6</text:p>
          </table:table-cell>
          <table:table-cell office:value-type="string" table:style-name="ce4">
            <text:p>De referentie-informatie en gedeelde middelen voor het project vaststellen</text:p>
          </table:table-cell>
          <table:table-cell office:value-type="string" table:style-name="ce6">
            <text:p>Vaststellen welke informatie beschikbaar wordt gemaakt voor hergebruik door opdrachtnemer.</text:p>
          </table:table-cell>
          <table:table-cell office:value-type="string" table:style-name="ce12">
            <text:p>Het gaat hierbij zowel over informatie die zowel voor als na de gunning <text:s/>beschikbaar wordt gesteld.<text:s/></text:p>
            <text:p/>
            <text:p>Voorbeelden zijn:</text:p>
            <text:p>- Bestaande informatie over de asset en omgeving (binnen OG of uit andere bronnen)</text:p>
            <text:p>- Templates voor documenten of informatiecontainers</text:p>
            <text:p>- Objecten bibliotheken</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style-name="ce14"/>
        </table:table-row>
        <table:table-row table:style-name="ro12">
          <table:table-cell office:value-type="string" table:style-name="ce2">
            <text:p>5.1.7</text:p>
          </table:table-cell>
          <table:table-cell office:value-type="string" table:style-name="ce17">
            <text:p>1.7</text:p>
          </table:table-cell>
          <table:table-cell office:value-type="string" table:style-name="ce4">
            <text:p>De CDE voor het project vaststellen</text:p>
          </table:table-cell>
          <table:table-cell office:value-type="string" table:style-name="ce6">
            <text:p>Vaststellen welk CDE gebruikt wordt voor communicatie tussen opdrachtgever en opdrachtnemer.</text:p>
          </table:table-cell>
          <table:table-cell office:value-type="string" table:style-name="ce12">
            <text:p>In dit Common Data Environment (CDE) worden informatiecontainers beheerd en gedeeld tussen opdrachtnemer en opdrachtgever. Het CDE ondersteunt versiemanagement en toegangscontrole en maakt waar mogelijk gebruik van open standaarden.</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style-name="ce14"/>
        </table:table-row>
        <table:table-row table:style-name="ro12">
          <table:table-cell office:value-type="string" table:style-name="ce2">
            <text:p>5.1.8</text:p>
          </table:table-cell>
          <table:table-cell office:value-type="string" table:style-name="ce17">
            <text:p>1.8</text:p>
          </table:table-cell>
          <table:table-cell office:value-type="string" table:style-name="ce4">
            <text:p>Het informatieprotocol voor het project vaststellen</text:p>
          </table:table-cell>
          <table:table-cell office:value-type="string" table:style-name="ce10">
            <text:p>Vaststellen van het informatieprotocol</text:p>
          </table:table-cell>
          <table:table-cell office:value-type="string" table:style-name="ce10">
            <text:p>Het informatieprotocol bevat juridische afspraken zoals: verplichtingen m.b.t. het procueren of beheren van informatie, garanties en aansprakelijkheden, intellectueel eigendom, licenties, etc.</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2" table:style-name="ce14"/>
          <table:table-cell table:style-name="ce16"/>
          <table:table-cell table:number-columns-repeated="16370"/>
        </table:table-row>
        <table:table-row table:style-name="ro8">
          <table:table-cell table:style-name="ce26"/>
          <table:table-cell office:value-type="float" office:value="2" table:style-name="ce27">
            <text:p>2</text:p>
          </table:table-cell>
          <table:table-cell office:value-type="string" table:style-name="ce28">
            <text:p>Uitnodiging tot inschrijving</text:p>
          </table:table-cell>
          <table:table-cell office:value-type="string" table:style-name="ce55">
            <text:p>Uitnodiging tot inschrijving</text:p>
          </table:table-cell>
          <table:table-cell table:style-name="ce29"/>
          <table:table-cell table:content-validation-name="val1" table:style-name="ce30"/>
          <table:table-cell table:content-validation-name="val1" table:style-name="ce30"/>
          <table:table-cell table:content-validation-name="val1" table:style-name="ce30"/>
          <table:table-cell table:content-validation-name="val1" table:style-name="ce30"/>
          <table:table-cell table:content-validation-name="val2" table:style-name="ce30"/>
          <table:table-cell table:style-name="ce46"/>
          <table:table-cell table:number-columns-repeated="2" table:style-name="ce20"/>
          <table:table-cell table:style-name="ce21"/>
          <table:table-cell table:number-columns-repeated="16370" table:style-name="ce20"/>
        </table:table-row>
        <table:table-row table:style-name="ro13">
          <table:table-cell office:value-type="string" table:style-name="ce2">
            <text:p>5.2.1</text:p>
          </table:table-cell>
          <table:table-cell office:value-type="string" table:style-name="ce17">
            <text:p>2.1</text:p>
          </table:table-cell>
          <table:table-cell office:value-type="string" table:style-name="ce4">
            <text:p>De informatieleveringsspecificatie van de benoemende partij vaststellen</text:p>
          </table:table-cell>
          <table:table-cell office:value-type="string" table:style-name="ce12">
            <text:p>Vaststellen ILS vanuit de opdrachtgever</text:p>
          </table:table-cell>
          <table:table-cell office:value-type="string" table:style-name="ce9">
            <text:p>In de Informatie leveringsspecificatie (ILS) vanuit de opdrachtgever wordt bijvoorbeeld vastgelegd:<text:s/></text:p>
            <text:p>- Welke eisen gesteld worden aan de informatie</text:p>
            <text:p>- Wat de criteria zijn waarop deze informatie wordt beoordeeld en<text:s/></text:p>
            <text:p>- Op welke momenten welke informatie moet worden geleverd (mijlpalen).</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style-name="ce14"/>
        </table:table-row>
        <table:table-row table:style-name="ro14">
          <table:table-cell office:value-type="string" table:style-name="ce2">
            <text:p>5.2.2</text:p>
          </table:table-cell>
          <table:table-cell office:value-type="string" table:style-name="ce17">
            <text:p>2.2</text:p>
          </table:table-cell>
          <table:table-cell office:value-type="string" table:style-name="ce4">
            <text:p>Referentie-informatie en gedeelde informatiebronnen verzamelen</text:p>
          </table:table-cell>
          <table:table-cell office:value-type="string" table:style-name="ce7">
            <text:p>Verzamelen informatie die beschikbaar zal worden gemaakt voor opdrachtnemer</text:p>
          </table:table-cell>
          <table:table-cell office:value-type="string" table:style-name="ce9">
            <text:p>De informatie wordt verzameld op basis van de vaststelling in stap 1.6.</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style-name="ce14"/>
        </table:table-row>
        <table:table-row table:style-name="ro13">
          <table:table-cell office:value-type="string" table:style-name="ce2">
            <text:p>5.2.3</text:p>
          </table:table-cell>
          <table:table-cell office:value-type="string" table:style-name="ce17">
            <text:p>2.3</text:p>
          </table:table-cell>
          <table:table-cell office:value-type="string" table:style-name="ce4">
            <text:p>Eisen en evaluatiecriteria voor de inschrijvingen vaststellen</text:p>
          </table:table-cell>
          <table:table-cell office:value-type="string" table:style-name="ce7">
            <text:p>Vaststellen van eisen voor inschrijving.</text:p>
          </table:table-cell>
          <table:table-cell office:value-type="string" table:style-name="ce9">
            <text:p>Men zou bijvoorbeeld kunnen eisen dat de opdrachtnemer bij inschrijving de volgende producten dient op te leveren:</text:p>
            <text:p>- BIM-uitvoeringsplan</text:p>
            <text:p>- Mobilisatieplan<text:s/></text:p>
            <text:p>- Risicobeoordeling voor de informatielevering.<text:s/></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style-name="ce14"/>
        </table:table-row>
        <table:table-row table:style-name="ro12">
          <table:table-cell office:value-type="string" table:style-name="ce2">
            <text:p>5.2.4</text:p>
          </table:table-cell>
          <table:table-cell office:value-type="string" table:style-name="ce17">
            <text:p>2.4</text:p>
          </table:table-cell>
          <table:table-cell office:value-type="string" table:style-name="ce4">
            <text:p>Informatie voor de uitnodiging tot inschrijving samenstellen</text:p>
          </table:table-cell>
          <table:table-cell office:value-type="string" table:style-name="ce7">
            <text:p>Samenstellen informatie voor uitnodiging tot inschrijving.</text:p>
          </table:table-cell>
          <table:table-cell office:value-type="string" table:style-name="ce9">
            <text:p>De informatie die wordt gebundeld bevat bijvoorbeeld: de ILS (stap 2.1), informatie die beschikbaar wordt gemaakt voor ON (stap 2.2), inschrijvingseisen (stap 2.3), beschrijvingen van methodes en procedures (stap 1.5) en het informatieprotocol (stap 1.8).</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style-name="ce14"/>
        </table:table-row>
        <table:table-row table:style-name="ro8">
          <table:table-cell table:style-name="ce26"/>
          <table:table-cell office:value-type="float" office:value="3" table:style-name="ce27">
            <text:p>3</text:p>
          </table:table-cell>
          <table:table-cell office:value-type="string" table:style-name="ce28">
            <text:p>Inschrijving</text:p>
          </table:table-cell>
          <table:table-cell office:value-type="string" table:style-name="ce28">
            <text:p>Inschrijving</text:p>
          </table:table-cell>
          <table:table-cell table:style-name="ce31"/>
          <table:table-cell table:content-validation-name="val1" table:style-name="ce30"/>
          <table:table-cell table:content-validation-name="val1" table:style-name="ce30"/>
          <table:table-cell table:content-validation-name="val1" table:style-name="ce30"/>
          <table:table-cell table:content-validation-name="val1" table:style-name="ce30"/>
          <table:table-cell table:content-validation-name="val2" table:style-name="ce30"/>
          <table:table-cell table:style-name="ce46"/>
          <table:table-cell table:number-columns-repeated="16373" table:style-name="ce20"/>
        </table:table-row>
        <table:table-row table:style-name="ro15">
          <table:table-cell office:value-type="string" table:style-name="ce2">
            <text:p>5.3.1</text:p>
          </table:table-cell>
          <table:table-cell office:value-type="string" table:style-name="ce17">
            <text:p>3.1</text:p>
          </table:table-cell>
          <table:table-cell office:value-type="string" table:style-name="ce4">
            <text:p>Personen voordragen die de informatiemanagementfunctie op zich nemen</text:p>
          </table:table-cell>
          <table:table-cell office:value-type="string" table:style-name="ce15">
            <text:p>Verdelen van uit te voeren informatiemanagement gerelateerde taken door opdrachtnemer</text:p>
          </table:table-cell>
          <table:table-cell office:value-type="string" table:style-name="ce15">
            <text:p>Voor het project worden bij de hoofdaannemer en onderaannemers de informatiemanagementtaken verdeeld over personen. Bij het toewijzen wordt duidelijk aangegeven wat de taken, bevoegdheden en benodigde competenties zijn van de personen binnen OG of de partij waar aan wordt uitbesteed. Hierbij mag geen belangenverstrengeling ontstaan.<text:s/></text:p>
            <text:p/>
            <text:p>Bijv. een persoon kan worden aangewezen die verantwoordelijk is voor documentmanagement.</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style-name="ce14"/>
        </table:table-row>
        <table:table-row table:style-name="ro15">
          <table:table-cell office:value-type="string" table:style-name="ce2">
            <text:p>5.3.2</text:p>
          </table:table-cell>
          <table:table-cell office:value-type="string" table:style-name="ce17">
            <text:p>3.2</text:p>
          </table:table-cell>
          <table:table-cell office:value-type="string" table:style-name="ce4">
            <text:p>Het BIM-uitvoeringsplan van het opleverteam voorafgaand aan de benoeming vaststellen</text:p>
          </table:table-cell>
          <table:table-cell office:value-type="string" table:style-name="ce15">
            <text:p>Opstellen en vaststellen van het BIM-uitvoeringsplan</text:p>
          </table:table-cell>
          <table:table-cell office:value-type="string" table:style-name="ce15">
            <text:p>Het BIM-uitvoeringsplan bevat bijvoorbeeld:<text:s/></text:p>
            <text:p/>
            <text:p>- Een overzicht van taken voor verschillende personen<text:s/></text:p>
            <text:p>- De strategie voor het leveren van informatie</text:p>
            <text:p>- De samenstelling van de organisatie van de opdrachtnemer (hoofdaannemer en onderaannemers)</text:p>
            <text:p>- De afspraken over samenwerking tussen partijen en personen en<text:s/></text:p>
            <text:p>- Een overzicht van de te gebruiken hardware en software.</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style-name="ce14"/>
        </table:table-row>
        <table:table-row table:style-name="ro13">
          <table:table-cell office:value-type="string" table:style-name="ce2">
            <text:p>5.3.3</text:p>
          </table:table-cell>
          <table:table-cell office:value-type="string" table:style-name="ce17">
            <text:p>3.3</text:p>
          </table:table-cell>
          <table:table-cell office:value-type="string" table:style-name="ce4">
            <text:p>Het vermogen en de capaciteit van elke taakgroep beoordelen</text:p>
          </table:table-cell>
          <table:table-cell office:value-type="string" table:style-name="ce15">
            <text:p>Beoordelen of taakgroep in staat zal zijn om informatie te leveren.</text:p>
          </table:table-cell>
          <table:table-cell office:value-type="string" table:style-name="ce38">
            <text:p>Van elke taakgroep wordt beoordeeld of ze in staat zijn om informatie te leveren die geëist wordt in de ILS.<text:s/></text:p>
            <text:p/>
            <text:p>Hierbij wordt gekeken naar aspecten zoals (1) kennis over informatie productie en management en (2) de beschikbaarheid van de benodigde IT.</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style-name="ce14"/>
        </table:table-row>
        <table:table-row table:style-name="ro14">
          <table:table-cell office:value-type="string" table:style-name="ce2">
            <text:p>5.3.4</text:p>
          </table:table-cell>
          <table:table-cell office:value-type="string" table:style-name="ce17">
            <text:p>3.4</text:p>
          </table:table-cell>
          <table:table-cell office:value-type="string" table:style-name="ce4">
            <text:p>Het vermogen en de capaciteit van het opleverteam vaststellen</text:p>
          </table:table-cell>
          <table:table-cell office:value-type="string" table:style-name="ce15">
            <text:p>Vaststellen dat opdrachtnemer in staat zal zijn om informatie te leveren.</text:p>
          </table:table-cell>
          <table:table-cell office:value-type="string" table:style-name="ce15">
            <text:p>Op basis van de beoordelingen van de taakgroepen wordt vastgesteld dat de organisatie van de opdrachtnemer als geheel de informatie goed en tijdig te leveren.</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style-name="ce14"/>
        </table:table-row>
        <table:table-row table:style-name="ro15">
          <table:table-cell office:value-type="string" table:style-name="ce2">
            <text:p>5.3.5</text:p>
          </table:table-cell>
          <table:table-cell office:value-type="string" table:style-name="ce17">
            <text:p>3.5</text:p>
          </table:table-cell>
          <table:table-cell office:value-type="string" table:style-name="ce4">
            <text:p>Het mobilisatieplan van het opleverteam vaststellen</text:p>
          </table:table-cell>
          <table:table-cell office:value-type="string" table:style-name="ce15">
            <text:p>Opstellen mobilisatieplan m.b.t. beheer en productie van informatie.</text:p>
          </table:table-cell>
          <table:table-cell office:value-type="string" table:style-name="ce15">
            <text:p>Het mobilisatieplan is een plan van aanpak voor de mobilisatie van informatiemanagement ná gunning.<text:s/></text:p>
            <text:p/>
            <text:p>In dit plan kan de aanpak worden opgenomen wat er moet gebeuren voor:</text:p>
            <text:p>- Het inkopen, implementeren, configureren en testen van software en hardware<text:s/></text:p>
            <text:p>- Het testen van processen en doen van proefleveringen en<text:s/></text:p>
            <text:p>- Het versterken van kennis binnen het opleverteam door training of het aantrekken van personen.</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style-name="ce14"/>
        </table:table-row>
        <table:table-row table:style-name="ro14">
          <table:table-cell office:value-type="string" table:style-name="ce2">
            <text:p>5.3.6</text:p>
          </table:table-cell>
          <table:table-cell office:value-type="string" table:style-name="ce17">
            <text:p>3.6</text:p>
          </table:table-cell>
          <table:table-cell office:value-type="string" table:style-name="ce4">
            <text:p>Het risicoregister van het opleverteam vaststellen</text:p>
          </table:table-cell>
          <table:table-cell office:value-type="string" table:style-name="ce15">
            <text:p>Opstellen risicoregister m.b.t. informatielevering.</text:p>
          </table:table-cell>
          <table:table-cell office:value-type="string" table:style-name="ce15">
            <text:p>Hierin kunnen bijvoorbeeld risico's worden opgenomen die voortkomen uit het BIM-uitvoeringsplan, informatieprotocol of mobilisatieplan.</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style-name="ce14"/>
        </table:table-row>
        <table:table-row table:style-name="ro10">
          <table:table-cell office:value-type="string" table:style-name="ce2">
            <text:p>5.3.7</text:p>
          </table:table-cell>
          <table:table-cell office:value-type="string" table:style-name="ce17">
            <text:p>3.7</text:p>
          </table:table-cell>
          <table:table-cell office:value-type="string" table:style-name="ce4">
            <text:p>De inschrijving van het opleverteam samenstellen</text:p>
          </table:table-cell>
          <table:table-cell office:value-type="string" table:style-name="ce15">
            <text:p>Samenstellen van de inschrijving.</text:p>
          </table:table-cell>
          <table:table-cell office:value-type="string" table:style-name="ce15">
            <text:p>De inschrijving wordt samengesteld uit de informatie die is opgesteld in de vorige stappen.<text:s/></text:p>
            <text:p/>
            <text:p>Deze bestaat uit:<text:s/></text:p>
            <text:p>- Het BIM-uitvoeringsplan</text:p>
            <text:p>- Een overzicht van de beoordeling van de taakgroepen<text:s/></text:p>
            <text:p>- Het mobilisatieplan en<text:s/></text:p>
            <text:p>- De risicobeoordeling m.b.t. informatielevering.</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table-row>
        <table:table-row table:style-name="ro8">
          <table:table-cell table:style-name="ce26"/>
          <table:table-cell office:value-type="float" office:value="4" table:style-name="ce27">
            <text:p>4</text:p>
          </table:table-cell>
          <table:table-cell office:value-type="string" table:style-name="ce28">
            <text:p>Benoeming</text:p>
          </table:table-cell>
          <table:table-cell office:value-type="string" table:style-name="ce28">
            <text:p>Gunning</text:p>
          </table:table-cell>
          <table:table-cell table:style-name="ce31"/>
          <table:table-cell table:content-validation-name="val1" table:style-name="ce30"/>
          <table:table-cell table:content-validation-name="val1" table:style-name="ce30"/>
          <table:table-cell table:content-validation-name="val1" table:style-name="ce30"/>
          <table:table-cell table:content-validation-name="val1" table:style-name="ce30"/>
          <table:table-cell table:content-validation-name="val2" table:style-name="ce30"/>
          <table:table-cell table:style-name="ce46"/>
          <table:table-cell table:number-columns-repeated="16373" table:style-name="ce20"/>
        </table:table-row>
        <table:table-row table:style-name="ro11">
          <table:table-cell office:value-type="string" table:style-name="ce2">
            <text:p>5.4.1</text:p>
          </table:table-cell>
          <table:table-cell office:value-type="string" table:style-name="ce17">
            <text:p>4.1</text:p>
          </table:table-cell>
          <table:table-cell office:value-type="string" table:style-name="ce4">
            <text:p>Het BIM-uitvoeringsplan van het opleverteam bevestigen</text:p>
          </table:table-cell>
          <table:table-cell office:value-type="string" table:style-name="ce15">
            <text:p>Het BIM-uitvoeringsplan bevestigen.</text:p>
          </table:table-cell>
          <table:table-cell office:value-type="string" table:style-name="ce15">
            <text:p>Het opleverteam controlleert en bevestigt na gunning dat het BIM-uitvoeringsplan nog actueel is, en update stelt dit bij waar van toepassing. Er kunnen tussen inschrijving en gunning veranderingen hebben plaatsgevonden zoals nieuwe versies van software of veranderingen in het personeelsbestand.</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table-row>
        <table:table-row table:style-name="ro14">
          <table:table-cell office:value-type="string" table:style-name="ce2">
            <text:p>5.4.2</text:p>
          </table:table-cell>
          <table:table-cell office:value-type="string" table:style-name="ce17">
            <text:p>4.2</text:p>
          </table:table-cell>
          <table:table-cell office:value-type="string" table:style-name="ce4">
            <text:p>De gedetailleerde matrix van verantwoordelijkheden van het opleverteam vaststellen</text:p>
          </table:table-cell>
          <table:table-cell office:value-type="string" table:style-name="ce15">
            <text:p>Verdelen van gedetaileerde verantwoordelijkheden binnen het opleverteam.</text:p>
          </table:table-cell>
          <table:table-cell office:value-type="string" table:style-name="ce15">
            <text:p>Er wordt een gedetailleerd overzicht gemaakt van wie welke informatie op welk moment moet leveren.</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table-row>
        <table:table-row table:style-name="ro12">
          <table:table-cell office:value-type="string" table:style-name="ce2">
            <text:p>5.4.3</text:p>
          </table:table-cell>
          <table:table-cell office:value-type="string" table:style-name="ce17">
            <text:p>4.3</text:p>
          </table:table-cell>
          <table:table-cell office:value-type="string" table:style-name="ce4">
            <text:p>De informatieleveringsspecificatie van de leidende aangewezen partij vaststellen</text:p>
          </table:table-cell>
          <table:table-cell office:value-type="string" table:style-name="ce15">
            <text:p>Opstellen van de ILS van de hoofdaannemer.</text:p>
          </table:table-cell>
          <table:table-cell office:value-type="string" table:style-name="ce15">
            <text:p>De hoofdaaannemer specificeert per onderaannemer welke informatieleveringen verwacht worden. De inhoud van deze ILS'en is gebaseerd op de ILS van opdrachtgever, aangevuld met eisen van de hoofdaannemer.</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table-row>
        <table:table-row table:style-name="ro16">
          <table:table-cell office:value-type="string" table:style-name="ce2">
            <text:p>5.4.4</text:p>
          </table:table-cell>
          <table:table-cell office:value-type="string" table:style-name="ce17">
            <text:p>4.4</text:p>
          </table:table-cell>
          <table:table-cell office:value-type="string" table:style-name="ce4">
            <text:p>Het plan of de plannen voor de levering van taakspecifieke informatie vaststellen</text:p>
          </table:table-cell>
          <table:table-cell office:value-type="string" table:style-name="ce15">
            <text:p>Opstellen van BIM-uitvoeringsplannen per taakgroep.</text:p>
          </table:table-cell>
          <table:table-cell office:value-type="string" table:style-name="ce15">
            <text:p>Voor elke taakgroep wordt een plan opgesteld waarin beschreven wordt hoe aan de ILS van de hoofdaannemer wordt voldaan. Daarbij wordt ook een taakverdeling binnen de taakgroep en een planning meegenomen.</text:p>
            <text:p/>
            <text:p>Bijv. Voor een taakgroep die verantwoordelijk is voor de ''realisatie van wegen'', moet een plan komen waar in vastgelegd is wie welke informatie wanneer gaat leveren.</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table-row>
        <table:table-row table:style-name="ro12">
          <table:table-cell office:value-type="string" table:style-name="ce2">
            <text:p>5.4.5</text:p>
          </table:table-cell>
          <table:table-cell office:value-type="string" table:style-name="ce17">
            <text:p>4.5</text:p>
          </table:table-cell>
          <table:table-cell office:value-type="string" table:style-name="ce4">
            <text:p>Het masterplan voor de levering van informatie vaststellen</text:p>
          </table:table-cell>
          <table:table-cell office:value-type="string" table:style-name="ce15">
            <text:p>Samenstellen en vaststellen van het masterplan voor levering van informatie</text:p>
          </table:table-cell>
          <table:table-cell office:value-type="string" table:style-name="ce39">
            <text:p>De deelplannen voor de verschillende taakgroepen worden op elkaar afgestemd en samengevoegd tot een masterplan voor de levering van informatie. Tijdens het samenstellen worden de deelplannen voor de verschillende taakgroepen goed op elkaar afgestemd.</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table-row>
        <table:table-row table:style-name="ro10">
          <table:table-cell office:value-type="string" table:style-name="ce2">
            <text:p>5.4.6</text:p>
          </table:table-cell>
          <table:table-cell office:value-type="string" table:style-name="ce17">
            <text:p>4.6</text:p>
          </table:table-cell>
          <table:table-cell office:value-type="string" table:style-name="ce4">
            <text:p>De benoemingsdocumenten voor de leidende aangewezen partij voltooien</text:p>
          </table:table-cell>
          <table:table-cell office:value-type="string" table:style-name="ce15">
            <text:p>Voltooien gunningsstukken voor de hoofdaannemer</text:p>
          </table:table-cell>
          <table:table-cell office:value-type="string" table:style-name="ce15">
            <text:p>Na de laatste afstemming en bijstellingen worden de volgende producten opgenomen in de gunningsstukken:<text:s/></text:p>
            <text:p>- De ILS van de opdrachtgever<text:s/></text:p>
            <text:p>- De toe te passen informatiestandaarden<text:s/></text:p>
            <text:p>- Een Informatieprotocol</text:p>
            <text:p>- Een BIM-uitvoeringsplan en<text:s/></text:p>
            <text:p>- Het masterplan voor levering van informatie.<text:s/></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3" table:style-name="ce13"/>
          <table:table-cell table:style-name="ce45"/>
          <table:table-cell table:number-columns-repeated="16373"/>
        </table:table-row>
        <table:table-row table:style-name="ro11">
          <table:table-cell office:value-type="string" table:style-name="ce2">
            <text:p>5.4.7</text:p>
          </table:table-cell>
          <table:table-cell office:value-type="string" table:style-name="ce17">
            <text:p>4.7</text:p>
          </table:table-cell>
          <table:table-cell office:value-type="string" table:style-name="ce4">
            <text:p>De benoemingsdocumenten voor de aangewezen partij voltooien</text:p>
          </table:table-cell>
          <table:table-cell office:value-type="string" table:style-name="ce15">
            <text:p>Voltooien contracten voor de onderaannemers</text:p>
          </table:table-cell>
          <table:table-cell office:value-type="string" table:style-name="ce15">
            <text:p>Na de laatste afstemming en bijstellingen worden de ILS van de hoofdaannemer, de toe te passen informatiestandaarden, informatieprotocol, BIM-uitvoeringsplan en het plan voor levering van taakspecifieke informatie opgenomen in de contracten voor elke onderaannemer.</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table-row>
        <table:table-row table:style-name="ro8">
          <table:table-cell table:style-name="ce26"/>
          <table:table-cell office:value-type="float" office:value="5" table:style-name="ce32">
            <text:p>5</text:p>
          </table:table-cell>
          <table:table-cell office:value-type="string" table:style-name="ce33">
            <text:p>Mobilisatie</text:p>
          </table:table-cell>
          <table:table-cell office:value-type="string" table:style-name="ce33">
            <text:p>Mobilisatie</text:p>
          </table:table-cell>
          <table:table-cell table:style-name="ce34"/>
          <table:table-cell table:content-validation-name="val1" table:style-name="ce30"/>
          <table:table-cell table:content-validation-name="val1" table:style-name="ce30"/>
          <table:table-cell table:content-validation-name="val1" table:style-name="ce30"/>
          <table:table-cell table:content-validation-name="val1" table:style-name="ce30"/>
          <table:table-cell table:content-validation-name="val2" table:style-name="ce30"/>
          <table:table-cell table:style-name="ce46"/>
          <table:table-cell table:number-columns-repeated="16373" table:style-name="ce20"/>
        </table:table-row>
        <table:table-row table:style-name="ro14">
          <table:table-cell office:value-type="string" table:style-name="ce2">
            <text:p>5.5.1</text:p>
          </table:table-cell>
          <table:table-cell office:value-type="string" table:style-name="ce17">
            <text:p>5.1</text:p>
          </table:table-cell>
          <table:table-cell office:value-type="string" table:style-name="ce4">
            <text:p>Middelen mobiliseren</text:p>
          </table:table-cell>
          <table:table-cell office:value-type="string" table:style-name="ce15">
            <text:p>Middelen mobiliseren o.b.v. mobilisatieplan</text:p>
          </table:table-cell>
          <table:table-cell office:value-type="string" table:style-name="ce15">
            <text:p>Het mobilisatieplan uit stap 3.5 treed nu in werking. De middelen worden beschikbaar gemaakt en de betrokkenen worden op de hoogte gebracht van de inhoud van het project.</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table-row>
        <table:table-row table:style-name="ro12">
          <table:table-cell office:value-type="string" table:style-name="ce2">
            <text:p>5.5.2</text:p>
          </table:table-cell>
          <table:table-cell office:value-type="string" table:style-name="ce17">
            <text:p>5.2</text:p>
          </table:table-cell>
          <table:table-cell office:value-type="string" table:style-name="ce4">
            <text:p>Informatietechnologie mobiliseren</text:p>
          </table:table-cell>
          <table:table-cell office:value-type="string" table:style-name="ce15">
            <text:p>Informatietechnologie mobiliseren o.b.v. mobilisatieplan</text:p>
          </table:table-cell>
          <table:table-cell office:value-type="string" table:style-name="ce15">
            <text:p>Software (o.a. interne CDE van opdrachtnemer) en hardeware worden ingekocht, geimplementeerd, geconfigureerd en getest, zoals beschreven in het mobilisatieplan. De opdrachtnemer verricht intern én extern met de opdrachtgever proefleveringen.</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table-row>
        <table:table-row table:style-name="ro12">
          <table:table-cell office:value-type="string" table:style-name="ce2">
            <text:p>5.5.3</text:p>
          </table:table-cell>
          <table:table-cell office:value-type="string" table:style-name="ce17">
            <text:p>5.3</text:p>
          </table:table-cell>
          <table:table-cell office:value-type="string" table:style-name="ce4">
            <text:p>De methoden en procedures waarmee de informatie voor het project wordt geproduceerd beproeven</text:p>
          </table:table-cell>
          <table:table-cell office:value-type="string" table:style-name="ce15">
            <text:p>Testen van methodes en procedures voor productie van informatie</text:p>
          </table:table-cell>
          <table:table-cell office:value-type="string" table:style-name="ce15">
            <text:p>Hier wordt bijvoorbeeld <text:s/>bekeken of de opdeling van de informatie werkbaar is en worden afspraken gemaakt over de productie van informatie. Ook worden gedeelde informatiebronnen ontwikkeld.</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table-row>
        <table:table-row table:style-name="ro8">
          <table:table-cell table:style-name="ce26"/>
          <table:table-cell office:value-type="float" office:value="6" table:style-name="ce27">
            <text:p>6</text:p>
          </table:table-cell>
          <table:table-cell office:value-type="string" table:style-name="ce28">
            <text:p>Productie van informatie door samenwerking</text:p>
          </table:table-cell>
          <table:table-cell office:value-type="string" table:style-name="ce56">
            <text:p>Productie van informatie door samenwerking</text:p>
          </table:table-cell>
          <table:table-cell table:style-name="ce31"/>
          <table:table-cell table:content-validation-name="val1" table:style-name="ce30"/>
          <table:table-cell table:content-validation-name="val1" table:style-name="ce30"/>
          <table:table-cell table:content-validation-name="val1" table:style-name="ce30"/>
          <table:table-cell table:content-validation-name="val1" table:style-name="ce30"/>
          <table:table-cell table:content-validation-name="val2" table:style-name="ce30"/>
          <table:table-cell table:style-name="ce46"/>
          <table:table-cell table:number-columns-repeated="16373" table:style-name="ce20"/>
        </table:table-row>
        <table:table-row table:style-name="ro12">
          <table:table-cell office:value-type="string" table:style-name="ce2">
            <text:p>5.6.1</text:p>
          </table:table-cell>
          <table:table-cell office:value-type="string" table:style-name="ce17">
            <text:p>6.1</text:p>
          </table:table-cell>
          <table:table-cell office:value-type="string" table:style-name="ce4">
            <text:p>De beschikbaarheid van referentie- informatie en gedeelde informatiebronnen controleren</text:p>
          </table:table-cell>
          <table:table-cell office:value-type="string" table:style-name="ce15">
            <text:p>Controleren of informatie beschikbaar is voor elke taakgroep</text:p>
          </table:table-cell>
          <table:table-cell office:value-type="string" table:style-name="ce15">
            <text:p>Er wordt gecontroleerd of elke taakgroep toegang heeft tot de geleverde informatie van de opdrachtgever en de gedeelde informatiebronnen. Als dit niet het geval is dan wordt gezorgd dat deze informatie beschikbaar komt voor de taakgroep.</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table-row>
        <table:table-row table:style-name="ro15">
          <table:table-cell office:value-type="string" table:style-name="ce2">
            <text:p>5.6.2</text:p>
          </table:table-cell>
          <table:table-cell office:value-type="string" table:style-name="ce17">
            <text:p>6.2</text:p>
          </table:table-cell>
          <table:table-cell office:value-type="string" table:style-name="ce4">
            <text:p>Informatie genereren</text:p>
          </table:table-cell>
          <table:table-cell office:value-type="string" table:style-name="ce15">
            <text:p>Genereren informatie van elke taakgroep</text:p>
          </table:table-cell>
          <table:table-cell office:value-type="string" table:style-name="ce15">
            <text:p>Bij de werkzaamheden van de taakgroepen wordt nu informatie gegenereerd. Er wordt gegenereerd wat is afgesproken op de afgesproken manier, waarbij gezorgd wordt dat er geen informatie gegenereerd wordt die onnodig of dubbel is óf die buiten de verantwoordelijkheid van de taakgroep valt.<text:s/></text:p>
            <text:p>Tijdens het genereren wordt de informatie afgestemd op die van andere taakgroepen.</text:p>
            <text:p/>
            <text:p>Zo wordt bijv. de informatie die zich bevindt in het wegontwerp afgestemd met de informatie van het kabels- en leidingen ontwerp.</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table-row>
        <table:table-row table:style-name="ro12">
          <table:table-cell office:value-type="string" table:style-name="ce2">
            <text:p>5.6.3</text:p>
          </table:table-cell>
          <table:table-cell office:value-type="string" table:style-name="ce17">
            <text:p>6.3</text:p>
          </table:table-cell>
          <table:table-cell office:value-type="string" table:style-name="ce4">
            <text:p>Een kwaliteitsborgingscontrole uitvoeren</text:p>
          </table:table-cell>
          <table:table-cell office:value-type="string" table:style-name="ce18">
            <text:p>Controle informatielevering per taakgroep</text:p>
          </table:table-cell>
          <table:table-cell office:value-type="string" table:style-name="ce15">
            <text:p>Er wordt<text:s/><text:span text:style-name="T3">technisch</text:span><text:s/>gecontroleerd of de informatieleveringen per taakgroep voldoen aan de relevante informatiestandaarden. Zo kan men controleren op de indeling, syntax en de meta-informatie van de informatiecontainer.</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table-row>
        <table:table-row table:style-name="ro14">
          <table:table-cell office:value-type="string" table:style-name="ce2">
            <text:p>5.6.4</text:p>
          </table:table-cell>
          <table:table-cell office:value-type="string" table:style-name="ce17">
            <text:p>6.4</text:p>
          </table:table-cell>
          <table:table-cell office:value-type="string" table:style-name="ce4">
            <text:p>Informatie beoordelen en goedkeuren voor delen</text:p>
          </table:table-cell>
          <table:table-cell office:value-type="string" table:style-name="ce15">
            <text:p>Beoordelen en goedkeuren informatie in informatielevering per taakgroep</text:p>
          </table:table-cell>
          <table:table-cell office:value-type="string" table:style-name="ce15">
            <text:p>Er wordt<text:s/><text:span text:style-name="T3">inhoudelijk</text:span><text:s/>gecontroleerd of de informatie in de informatielevering voldoet aan de ILS van de hoofdaannemer.<text:s/></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table-row>
        <table:table-row table:style-name="ro13">
          <table:table-cell office:value-type="string" table:style-name="ce2">
            <text:p>5.6.5</text:p>
          </table:table-cell>
          <table:table-cell office:value-type="string" table:style-name="ce17">
            <text:p>6.5</text:p>
          </table:table-cell>
          <table:table-cell office:value-type="string" table:style-name="ce4">
            <text:p>Beoordeling van het informatiemodel</text:p>
          </table:table-cell>
          <table:table-cell office:value-type="string" table:style-name="ce15">
            <text:p>Beoordeling van de samengevoegde informatie</text:p>
          </table:table-cell>
          <table:table-cell office:value-type="string" table:style-name="ce15">
            <text:p>Er wordt binnen continu gecontroleerd of de samengevoegde informatie van de verschillende taakgroepen voldoet aan de informatie-eisen van de opdrachtgever en het masterplan voor de levering van informatie.</text:p>
            <text:p/>
            <text:p>Een voorbeeld van een controle is het uitvoeren van 3D-clash controles tussen deelmodellen.</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table-row>
        <table:table-row table:style-name="ro8">
          <table:table-cell table:style-name="ce27"/>
          <table:table-cell office:value-type="float" office:value="7" table:style-name="ce27">
            <text:p>7</text:p>
          </table:table-cell>
          <table:table-cell office:value-type="string" table:style-name="ce27">
            <text:p>Levering van het informatiemodel</text:p>
          </table:table-cell>
          <table:table-cell office:value-type="string" table:style-name="ce27">
            <text:p>Levering van het informatiemodel</text:p>
          </table:table-cell>
          <table:table-cell table:style-name="ce27"/>
          <table:table-cell table:content-validation-name="val1" table:style-name="ce27"/>
          <table:table-cell table:content-validation-name="val1" table:style-name="ce27"/>
          <table:table-cell table:content-validation-name="val1" table:style-name="ce27"/>
          <table:table-cell table:content-validation-name="val1" table:style-name="ce27"/>
          <table:table-cell table:content-validation-name="val2" table:style-name="ce27"/>
          <table:table-cell table:style-name="ce46"/>
          <table:table-cell table:number-columns-repeated="16373" table:style-name="ce44"/>
        </table:table-row>
        <table:table-row table:style-name="ro14">
          <table:table-cell office:value-type="string" table:style-name="ce2">
            <text:p>5.7.1</text:p>
          </table:table-cell>
          <table:table-cell office:value-type="string" table:style-name="ce17">
            <text:p>7.1</text:p>
          </table:table-cell>
          <table:table-cell office:value-type="string" table:style-name="ce4">
            <text:p>Het informatiemodel indienen voor toelating door de leidende aangewezen partij</text:p>
          </table:table-cell>
          <table:table-cell office:value-type="string" table:style-name="ce15">
            <text:p>Verzamelen van de informatieleveringen van de taakgroepen t.b.v. levering</text:p>
          </table:table-cell>
          <table:table-cell office:value-type="string" table:style-name="ce15">
            <text:p>De informatielevering wordt ingediend voor toelating tot het CDE dat binnen de organisatie van de opdrachtnemer wordt gebruikt.</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table-row>
        <table:table-row table:style-name="ro14">
          <table:table-cell office:value-type="string" table:style-name="ce2">
            <text:p>5.7.2</text:p>
          </table:table-cell>
          <table:table-cell office:value-type="string" table:style-name="ce17">
            <text:p>7.2</text:p>
          </table:table-cell>
          <table:table-cell office:value-type="string" table:style-name="ce4">
            <text:p>Het informatiemodel beoordelen en er toelating voor geven</text:p>
          </table:table-cell>
          <table:table-cell office:value-type="string" table:style-name="ce15">
            <text:p>Beoordelen van informatieleveringen van de taakgroepen</text:p>
          </table:table-cell>
          <table:table-cell office:value-type="string" table:style-name="ce15">
            <text:p>De informatie wordt beoordeeld en toegelaten tot het CDE dat wordt gebruikt binnen de organisatie van de opdrachtnemer.</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table-row>
        <table:table-row table:style-name="ro14">
          <table:table-cell office:value-type="string" table:style-name="ce2">
            <text:p>5.7.3</text:p>
          </table:table-cell>
          <table:table-cell office:value-type="string" table:style-name="ce17">
            <text:p>7.3</text:p>
          </table:table-cell>
          <table:table-cell office:value-type="string" table:style-name="ce4">
            <text:p>Het informatiemodel indienen voor aanvaarding door de benoemende partij</text:p>
          </table:table-cell>
          <table:table-cell office:value-type="string" table:style-name="ce15">
            <text:p>Indienen van informatiemodel voor aanvaarding</text:p>
          </table:table-cell>
          <table:table-cell office:value-type="string" table:style-name="ce68">
            <text:p>De informatie wordt geleverd aan de opdrachtgever zodat deze deze kan beoordelen en al dan niet accepteren.</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table-row>
        <table:table-row table:style-name="ro12">
          <table:table-cell office:value-type="string" table:style-name="ce2">
            <text:p>5.7.4</text:p>
          </table:table-cell>
          <table:table-cell office:value-type="string" table:style-name="ce17">
            <text:p>7.4</text:p>
          </table:table-cell>
          <table:table-cell office:value-type="string" table:style-name="ce4">
            <text:p>Het informatiemodel beoordelen en accepteren</text:p>
          </table:table-cell>
          <table:table-cell office:value-type="string" table:style-name="ce15">
            <text:p>Beoordelen en accepteren informatiemodel</text:p>
          </table:table-cell>
          <table:table-cell office:value-type="string" table:style-name="ce15">
            <text:p>De informatielevering wordt gecontroleerd aan de hand van het de ILS van de opdrachtgever, de informatie-eisen en het masterplan voor levering van informatie. Na de beoordeling wordt een informatiemodel geaccepteerd of afgewezen.</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table-row>
        <table:table-row table:style-name="ro8">
          <table:table-cell table:style-name="ce26"/>
          <table:table-cell office:value-type="float" office:value="8" table:style-name="ce27">
            <text:p>8</text:p>
          </table:table-cell>
          <table:table-cell office:value-type="string" table:style-name="ce28">
            <text:p>Projectafsluiting</text:p>
          </table:table-cell>
          <table:table-cell office:value-type="string" table:style-name="ce28">
            <text:p>Projectafsluiting</text:p>
          </table:table-cell>
          <table:table-cell table:style-name="ce31"/>
          <table:table-cell table:content-validation-name="val1" table:style-name="ce30"/>
          <table:table-cell table:content-validation-name="val1" table:style-name="ce30"/>
          <table:table-cell table:content-validation-name="val1" table:style-name="ce30"/>
          <table:table-cell table:content-validation-name="val1" table:style-name="ce30"/>
          <table:table-cell table:content-validation-name="val2" table:style-name="ce30"/>
          <table:table-cell table:style-name="ce46"/>
          <table:table-cell table:number-columns-repeated="16373" table:style-name="ce20"/>
        </table:table-row>
        <table:table-row table:style-name="ro14">
          <table:table-cell office:value-type="string" table:style-name="ce2">
            <text:p>5.8.1</text:p>
          </table:table-cell>
          <table:table-cell office:value-type="string" table:style-name="ce17">
            <text:p>8.1</text:p>
          </table:table-cell>
          <table:table-cell office:value-type="string" table:style-name="ce4">
            <text:p>Het projectinformatiemodel archiveren</text:p>
          </table:table-cell>
          <table:table-cell office:value-type="string" table:style-name="ce15">
            <text:p>Archiveren projectinformatiemodel</text:p>
          </table:table-cell>
          <table:table-cell office:value-type="string" table:style-name="ce15">
            <text:p>De informatie uit het projectinformatiemodel wordt zo opgeslagen dat deze bruikbaar is in de beheerfase en in toekomstige projecten kan worden hergebruikt.</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table-row>
        <table:table-row table:style-name="ro14">
          <table:table-cell office:value-type="string" table:style-name="ce2">
            <text:p>5.8.2</text:p>
          </table:table-cell>
          <table:table-cell office:value-type="string" table:style-name="ce17">
            <text:p>8.2</text:p>
          </table:table-cell>
          <table:table-cell office:value-type="string" table:style-name="ce4">
            <text:p>Getrokken lering voor toekomstige projecten vastleggen</text:p>
          </table:table-cell>
          <table:table-cell office:value-type="string" table:style-name="ce15">
            <text:p>Evalueren en lessen trekken voor toekomstige projecten</text:p>
          </table:table-cell>
          <table:table-cell office:value-type="string" table:style-name="ce15">
            <text:p>Het informatiemanagement tijdens het project wordt geëvalueerd en de conclusies worden vastgelegd, zodat hier in volgende projecten van geleerd kan worden.</text:p>
          </table:table-cell>
          <table:table-cell table:content-validation-name="val1" table:style-name="ce5"/>
          <table:table-cell table:content-validation-name="val1" table:style-name="ce5"/>
          <table:table-cell table:content-validation-name="val1" table:style-name="ce5"/>
          <table:table-cell table:content-validation-name="val1" table:style-name="ce5"/>
          <table:table-cell table:content-validation-name="val2" table:style-name="ce13"/>
          <table:table-cell table:style-name="ce45"/>
          <table:table-cell table:number-columns-repeated="16373"/>
        </table:table-row>
        <table:table-row table:number-rows-repeated="42" table:style-name="ro17">
          <table:table-cell table:number-columns-repeated="16384"/>
        </table:table-row>
        <table:table-row table:style-name="ro2" table:visibility="collapse">
          <table:table-cell table:number-columns-repeated="2"/>
          <table:table-cell office:value-type="string" table:style-name="ce11">
            <text:p>Afkortingen</text:p>
          </table:table-cell>
          <table:table-cell table:number-columns-repeated="16381"/>
        </table:table-row>
        <table:table-row table:number-rows-repeated="2" table:style-name="ro2" table:visibility="collapse">
          <table:table-cell table:number-columns-repeated="2"/>
          <table:table-cell table:style-name="ce11"/>
          <table:table-cell table:number-columns-repeated="16381"/>
        </table:table-row>
        <table:table-row table:number-rows-repeated="1048472" table:style-name="ro17">
          <table:table-cell table:number-columns-repeated="16384"/>
        </table:table-row>
      </table:table>
      <table:named-expressions>
        <table:named-range table:name="RASCI_waarde" table:cell-range-address="Instructies.$C$2:Instructies.$C$9" table:base-cell-address="Instructie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Good" style:family="table-cell" style:data-style-name="N0">
      <style:table-cell-properties fo:background-color="#C6EFCE"/>
      <style:text-properties fo:color="#0061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portrait" style:print-page-order="ttb" style:first-page-number="continue" style:scale-to="100%"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726</meta:generator>
    <meta:initial-creator>Lucas Verhelst (BIM-Connected)</meta:initial-creator>
    <dc:creator>Lucas Verhelst</dc:creator>
    <meta:creation-date>2021-05-12T10:35:02Z</meta:creation-date>
    <dc:date>2022-11-21T16:32:46Z</dc:date>
    <meta:user-defined meta:name="ContentTypeId">0x010100ECF787B8BC7D8442A8845759CF14C4AB</meta:user-defined>
  </office:meta>
</office:document-meta>
</file>